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Cambria" svg:font-family="Cambria" style:font-family-generic="roman" style:font-pitch="variable" svg:panose-1="2 4 5 3 5 4 6 3 2 4"/>
  </office:font-face-decls>
  <office:automatic-styles>
    <style:style style:name="P1" style:parent-style-name="term" style:master-page-name="MP0" style:family="paragraph">
      <style:paragraph-properties fo:break-before="page" fo:background-color="#E6E6FF"/>
    </style:style>
    <style:style style:name="T2" style:parent-style-name="Policepardéfaut" style:family="text">
      <style:text-properties fo:font-style="italic" style:font-style-asian="italic"/>
    </style:style>
    <style:style style:name="P3" style:parent-style-name="term" style:family="paragraph">
      <style:paragraph-properties fo:background-color="#E6E6FF"/>
    </style:style>
    <style:style style:name="T4" style:parent-style-name="Policepardéfaut" style:family="text">
      <style:text-properties fo:language="en" fo:country="US"/>
    </style:style>
    <style:style style:name="P5" style:parent-style-name="term" style:family="paragraph">
      <style:paragraph-properties fo:background-color="#E6E6FF"/>
      <style:text-properties fo:language="en" fo:country="US"/>
    </style:style>
    <style:style style:name="P6" style:parent-style-name="term" style:family="paragraph">
      <style:paragraph-properties fo:background-color="#E6E6FF"/>
    </style:style>
    <style:style style:name="P7" style:parent-style-name="term" style:family="paragraph">
      <style:paragraph-properties fo:background-color="#E6E6FF"/>
      <style:text-properties fo:language="en" fo:country="US"/>
    </style:style>
    <style:style style:name="P8" style:parent-style-name="term" style:family="paragraph">
      <style:paragraph-properties fo:background-color="#E6E6FF"/>
      <style:text-properties fo:language="en" fo:country="US"/>
    </style:style>
    <style:style style:name="P9" style:parent-style-name="term" style:family="paragraph">
      <style:paragraph-properties fo:background-color="#E6E6FF"/>
    </style:style>
    <style:style style:name="T10" style:parent-style-name="Policepardéfaut" style:family="text">
      <style:text-properties fo:font-style="italic" style:font-style-asian="italic"/>
    </style:style>
    <style:style style:name="T11" style:parent-style-name="Policepardéfaut" style:family="text">
      <style:text-properties fo:font-style="italic" style:font-style-asian="italic"/>
    </style:style>
    <style:style style:name="T12" style:parent-style-name="Policepardéfaut" style:family="text">
      <style:text-properties style:text-position="super 66.6%"/>
    </style:style>
    <style:style style:name="T13" style:parent-style-name="Policepardéfaut" style:family="text">
      <style:text-properties style:text-position="super 66.6%"/>
    </style:style>
    <style:style style:name="T14" style:parent-style-name="Policepardéfaut" style:family="text">
      <style:text-properties style:text-position="super 66.6%"/>
    </style:style>
    <style:style style:name="T15" style:parent-style-name="Lienhypertexte" style:family="text">
      <style:text-properties style:font-name-asian="Times New Roman"/>
    </style:style>
    <style:style style:name="T16" style:parent-style-name="Policepardéfaut" style:family="text">
      <style:text-properties style:text-position="super 66.6%"/>
    </style:style>
    <style:style style:name="T17" style:parent-style-name="Lienhypertexte" style:family="text">
      <style:text-properties style:font-name-asian="Times New Roman"/>
    </style:style>
    <style:style style:name="T18" style:parent-style-name="Policepardéfaut" style:family="text">
      <style:text-properties style:text-position="super 66.6%"/>
    </style:style>
    <style:style style:name="T19" style:parent-style-name="Policepardéfaut" style:family="text">
      <style:text-properties style:text-position="super 66.6%"/>
    </style:style>
    <style:style style:name="T20" style:parent-style-name="Lienhypertexte" style:family="text">
      <style:text-properties style:font-name-asian="Times New Roman"/>
    </style:style>
    <style:style style:name="P21" style:parent-style-name="term" style:family="paragraph">
      <style:paragraph-properties fo:background-color="#E6E6FF"/>
    </style:style>
    <style:style style:name="P22" style:parent-style-name="term" style:family="paragraph">
      <style:paragraph-properties fo:background-color="#E6E6FF"/>
    </style:style>
    <style:style style:name="T23" style:parent-style-name="Policepardéfaut" style:family="text">
      <style:text-properties style:text-position="super 63.6%"/>
    </style:style>
    <style:style style:name="T24" style:parent-style-name="Policepardéfaut" style:family="text">
      <style:text-properties fo:font-style="italic" style:font-style-asian="italic" style:font-style-complex="italic"/>
    </style:style>
    <style:style style:name="T25" style:parent-style-name="Policepardéfaut" style:family="text">
      <style:text-properties fo:font-style="italic" style:font-style-asian="italic" style:font-style-complex="italic"/>
    </style:style>
    <style:style style:name="T26" style:parent-style-name="Policepardéfaut" style:family="text">
      <style:text-properties fo:font-style="italic" style:font-style-asian="italic" style:font-style-complex="italic"/>
    </style:style>
    <style:style style:name="T27" style:parent-style-name="Policepardéfaut" style:family="text">
      <style:text-properties style:font-style-complex="italic"/>
    </style:style>
    <style:style style:name="T28" style:parent-style-name="Policepardéfaut" style:family="text">
      <style:text-properties fo:font-style="italic" style:font-style-asian="italic" style:font-style-complex="italic"/>
    </style:style>
    <style:style style:name="T29" style:parent-style-name="Policepardéfaut" style:family="text">
      <style:text-properties style:font-style-complex="italic"/>
    </style:style>
    <style:style style:name="T30" style:parent-style-name="Policepardéfaut" style:family="text">
      <style:text-properties fo:font-style="italic" style:font-style-asian="italic" style:font-style-complex="italic"/>
    </style:style>
    <style:style style:name="T31" style:parent-style-name="Policepardéfaut" style:family="text">
      <style:text-properties fo:font-style="italic" style:font-style-asian="italic" style:font-style-complex="italic"/>
    </style:style>
    <style:style style:name="T32" style:parent-style-name="Policepardéfaut" style:family="text">
      <style:text-properties style:font-style-complex="italic"/>
    </style:style>
    <style:style style:name="T33" style:parent-style-name="Policepardéfaut" style:family="text">
      <style:text-properties style:font-style-complex="italic"/>
    </style:style>
    <style:style style:name="T34" style:parent-style-name="Policepardéfaut" style:family="text">
      <style:text-properties style:font-style-complex="italic"/>
    </style:style>
    <style:style style:name="T35" style:parent-style-name="Policepardéfaut" style:family="text">
      <style:text-properties style:text-position="super 65%"/>
    </style:style>
    <style:style style:name="T36" style:parent-style-name="Policepardéfaut" style:family="text">
      <style:text-properties style:font-style-complex="italic"/>
    </style:style>
    <style:style style:name="T37" style:parent-style-name="Policepardéfaut" style:family="text">
      <style:text-properties fo:font-style="italic" style:font-style-asian="italic" style:font-style-complex="italic"/>
    </style:style>
    <style:style style:name="T38" style:parent-style-name="Policepardéfaut" style:family="text">
      <style:text-properties fo:font-style="italic" style:font-style-asian="italic" style:font-style-complex="italic"/>
    </style:style>
    <style:style style:name="T39" style:parent-style-name="Policepardéfaut" style:family="text">
      <style:text-properties fo:font-variant="small-caps"/>
    </style:style>
    <style:style style:name="T40" style:parent-style-name="Policepardéfaut" style:family="text">
      <style:text-properties fo:font-style="italic" style:font-style-asian="italic" style:font-style-complex="italic"/>
    </style:style>
    <style:style style:name="T41" style:parent-style-name="Policepardéfaut" style:family="text">
      <style:text-properties fo:font-style="italic" style:font-style-asian="italic" style:font-style-complex="italic"/>
    </style:style>
    <style:style style:name="T42" style:parent-style-name="Policepardéfaut" style:family="text">
      <style:text-properties fo:font-style="italic" style:font-style-asian="italic" style:font-style-complex="italic"/>
    </style:style>
    <style:style style:name="T43" style:parent-style-name="Policepardéfaut" style:family="text">
      <style:text-properties fo:font-style="italic" style:font-style-asian="italic" style:font-style-complex="italic"/>
    </style:style>
    <style:style style:name="T44" style:parent-style-name="Policepardéfaut" style:family="text">
      <style:text-properties fo:font-style="italic" style:font-style-asian="italic"/>
    </style:style>
    <style:style style:name="T45" style:parent-style-name="Policepardéfaut" style:family="text">
      <style:text-properties fo:font-style="italic" style:font-style-asian="italic"/>
    </style:style>
    <style:style style:name="T46" style:parent-style-name="Policepardéfaut" style:family="text">
      <style:text-properties fo:font-style="italic" style:font-style-asian="italic"/>
    </style:style>
    <style:style style:name="P47" style:parent-style-name="quote.l" style:family="paragraph">
      <style:text-properties fo:font-style="italic" style:font-style-asian="italic"/>
    </style:style>
    <style:style style:name="P48" style:parent-style-name="quote.l" style:family="paragraph">
      <style:text-properties fo:font-style="italic" style:font-style-asian="italic"/>
    </style:style>
    <style:style style:name="P49" style:parent-style-name="quote.l" style:family="paragraph">
      <style:text-properties fo:font-style="italic" style:font-style-asian="italic"/>
    </style:style>
    <style:style style:name="T50" style:parent-style-name="Policepardéfaut" style:family="text">
      <style:text-properties fo:font-style="italic" style:font-style-asian="italic" style:font-style-complex="italic"/>
    </style:style>
    <style:style style:name="T51" style:parent-style-name="Policepardéfaut" style:family="text">
      <style:text-properties style:font-style-complex="italic"/>
    </style:style>
    <style:style style:name="P52" style:parent-style-name="quote.l" style:family="paragraph">
      <style:text-properties fo:font-style="italic" style:font-style-asian="italic"/>
    </style:style>
    <style:style style:name="P53" style:parent-style-name="quote.l" style:family="paragraph">
      <style:text-properties fo:font-style="italic" style:font-style-asian="italic"/>
    </style:style>
    <style:style style:name="P54" style:parent-style-name="quote.l" style:family="paragraph">
      <style:text-properties fo:font-style="italic" style:font-style-asian="italic"/>
    </style:style>
    <style:style style:name="T55" style:parent-style-name="Policepardéfaut" style:family="text">
      <style:text-properties style:font-style-complex="italic" style:font-size-complex="13pt"/>
    </style:style>
    <style:style style:name="T56" style:parent-style-name="Policepardéfaut" style:family="text">
      <style:text-properties fo:font-style="italic" style:font-style-asian="italic" style:font-style-complex="italic" style:font-size-complex="13pt"/>
    </style:style>
    <style:style style:name="T57" style:parent-style-name="Policepardéfaut" style:family="text">
      <style:text-properties style:font-style-complex="italic" style:font-size-complex="13pt"/>
    </style:style>
    <style:style style:name="T58" style:parent-style-name="Policepardéfaut" style:family="text">
      <style:text-properties fo:font-style="italic" style:font-style-asian="italic" style:font-style-complex="italic" style:font-size-complex="13pt"/>
    </style:style>
    <style:style style:name="T59" style:parent-style-name="Policepardéfaut" style:family="text">
      <style:text-properties fo:font-style="italic" style:font-style-asian="italic" style:font-style-complex="italic" style:font-size-complex="13pt"/>
    </style:style>
    <style:style style:name="T60" style:parent-style-name="Policepardéfaut" style:family="text">
      <style:text-properties style:font-style-complex="italic" style:font-size-complex="13pt"/>
    </style:style>
    <style:style style:name="T61" style:parent-style-name="Policepardéfaut" style:family="text">
      <style:text-properties fo:font-style="italic" style:font-style-asian="italic" style:font-style-complex="italic" style:font-size-complex="13pt"/>
    </style:style>
    <style:style style:name="T62" style:parent-style-name="Policepardéfaut" style:family="text">
      <style:text-properties fo:font-style="italic" style:font-style-asian="italic" style:font-style-complex="italic" style:font-size-complex="13pt"/>
    </style:style>
    <style:style style:name="T63" style:parent-style-name="Policepardéfaut" style:family="text">
      <style:text-properties style:font-style-complex="italic" style:font-size-complex="13pt"/>
    </style:style>
    <style:style style:name="T64" style:parent-style-name="Policepardéfaut" style:family="text">
      <style:text-properties fo:font-style="italic" style:font-style-asian="italic" style:font-style-complex="italic" style:font-size-complex="13pt"/>
    </style:style>
    <style:style style:name="T65" style:parent-style-name="Policepardéfaut" style:family="text">
      <style:text-properties fo:font-style="italic" style:font-style-asian="italic" style:font-style-complex="italic" style:font-size-complex="13pt"/>
    </style:style>
    <style:style style:name="T66" style:parent-style-name="Policepardéfaut" style:family="text">
      <style:text-properties fo:font-style="italic" style:font-style-asian="italic" style:font-style-complex="italic" style:font-size-complex="13pt"/>
    </style:style>
    <style:style style:name="T67" style:parent-style-name="quote.c" style:family="text">
      <style:text-properties fo:font-style="italic" style:font-style-asian="italic"/>
    </style:style>
    <style:style style:name="T68" style:parent-style-name="Policepardéfaut" style:family="text">
      <style:text-properties style:font-style-complex="italic" style:font-size-complex="13pt"/>
    </style:style>
    <style:style style:name="T69" style:parent-style-name="Policepardéfaut" style:family="text">
      <style:text-properties style:font-style-complex="italic"/>
    </style:style>
    <style:style style:name="T70" style:parent-style-name="Policepardéfaut" style:family="text">
      <style:text-properties fo:font-style="italic" style:font-style-asian="italic" style:font-style-complex="italic"/>
    </style:style>
    <style:style style:name="T71" style:parent-style-name="Policepardéfaut" style:family="text">
      <style:text-properties fo:font-style="italic" style:font-style-asian="italic" style:font-style-complex="italic"/>
    </style:style>
    <style:style style:name="T72" style:parent-style-name="Policepardéfaut" style:family="text">
      <style:text-properties style:font-style-complex="italic" style:font-size-complex="13pt"/>
    </style:style>
    <style:style style:name="T73" style:parent-style-name="Policepardéfaut" style:family="text">
      <style:text-properties fo:font-variant="small-caps"/>
    </style:style>
    <style:style style:name="T74" style:parent-style-name="Policepardéfaut" style:family="text">
      <style:text-properties style:font-style-complex="italic" style:font-size-complex="13pt"/>
    </style:style>
    <style:style style:name="T75" style:parent-style-name="quote.c" style:family="text">
      <style:text-properties fo:font-style="italic" style:font-style-asian="italic"/>
    </style:style>
    <style:style style:name="T76" style:parent-style-name="Policepardéfaut" style:family="text">
      <style:text-properties fo:font-variant="small-caps"/>
    </style:style>
    <style:style style:name="T77" style:parent-style-name="Policepardéfaut" style:family="text">
      <style:text-properties style:text-position="super 66.6%"/>
    </style:style>
    <style:style style:name="T78" style:parent-style-name="Policepardéfaut" style:family="text">
      <style:text-properties fo:font-style="italic" style:font-style-asian="italic" style:font-style-complex="italic" style:font-size-complex="13pt"/>
    </style:style>
    <style:style style:name="T79" style:parent-style-name="Policepardéfaut" style:family="text">
      <style:text-properties style:font-style-complex="italic" style:font-size-complex="13pt"/>
    </style:style>
    <style:style style:name="T80" style:parent-style-name="Policepardéfaut" style:family="text">
      <style:text-properties fo:font-style="italic" style:font-style-asian="italic" style:font-style-complex="italic" style:font-size-complex="13pt"/>
    </style:style>
    <style:style style:name="T81" style:parent-style-name="Policepardéfaut" style:family="text">
      <style:text-properties fo:font-style="italic" style:font-style-asian="italic" style:font-style-complex="italic" style:font-size-complex="13pt"/>
    </style:style>
    <style:style style:name="T82" style:parent-style-name="Policepardéfaut" style:family="text">
      <style:text-properties style:font-style-complex="italic" style:font-size-complex="13pt"/>
    </style:style>
    <style:style style:name="T83" style:parent-style-name="Policepardéfaut" style:family="text">
      <style:text-properties fo:font-style="italic" style:font-style-asian="italic" style:font-style-complex="italic" style:font-size-complex="13pt"/>
    </style:style>
    <style:style style:name="T84" style:parent-style-name="Policepardéfaut" style:family="text">
      <style:text-properties fo:font-style="italic" style:font-style-asian="italic" style:font-style-complex="italic" style:font-size-complex="13pt"/>
    </style:style>
    <style:style style:name="T85" style:parent-style-name="Policepardéfaut" style:family="text">
      <style:text-properties fo:font-style="italic" style:font-style-asian="italic" style:font-style-complex="italic" style:font-size-complex="13pt"/>
    </style:style>
    <style:style style:name="T86" style:parent-style-name="Policepardéfaut" style:family="text">
      <style:text-properties fo:font-style="italic" style:font-style-asian="italic" style:font-style-complex="italic" style:font-size-complex="13pt"/>
    </style:style>
    <style:style style:name="T87" style:parent-style-name="Policepardéfaut" style:family="text">
      <style:text-properties fo:font-style="italic" style:font-style-asian="italic" style:font-style-complex="italic" style:font-size-complex="13pt"/>
    </style:style>
    <style:style style:name="T88" style:parent-style-name="Policepardéfaut" style:family="text">
      <style:text-properties fo:font-style="italic" style:font-style-asian="italic"/>
    </style:style>
    <style:style style:name="T89" style:parent-style-name="Policepardéfaut" style:family="text">
      <style:text-properties fo:font-style="italic" style:font-style-asian="italic" style:font-style-complex="italic" style:font-size-complex="13pt"/>
    </style:style>
    <style:style style:name="T90" style:parent-style-name="Policepardéfaut" style:family="text">
      <style:text-properties fo:font-style="italic" style:font-style-asian="italic" style:font-style-complex="italic" style:font-size-complex="13pt"/>
    </style:style>
    <style:style style:name="T91" style:parent-style-name="Policepardéfaut" style:family="text">
      <style:text-properties fo:font-style="italic" style:font-style-asian="italic" style:font-style-complex="italic" style:font-size-complex="13pt"/>
    </style:style>
    <style:style style:name="T92" style:parent-style-name="Policepardéfaut" style:family="text">
      <style:text-properties style:font-style-complex="italic" style:font-size-complex="13pt"/>
    </style:style>
    <style:style style:name="T93" style:parent-style-name="Policepardéfaut" style:family="text">
      <style:text-properties fo:font-style="italic" style:font-style-asian="italic" style:font-style-complex="italic" style:font-size-complex="13pt"/>
    </style:style>
    <style:style style:name="T94" style:parent-style-name="Policepardéfaut" style:family="text">
      <style:text-properties fo:font-style="italic" style:font-style-asian="italic" style:font-style-complex="italic" style:font-size-complex="13pt"/>
    </style:style>
    <style:style style:name="T95" style:parent-style-name="Policepardéfaut" style:family="text">
      <style:text-properties fo:font-style="italic" style:font-style-asian="italic" style:font-style-complex="italic" style:font-size-complex="13pt"/>
    </style:style>
    <style:style style:name="T96" style:parent-style-name="Policepardéfaut" style:family="text">
      <style:text-properties fo:font-style="italic" style:font-style-asian="italic" style:font-style-complex="italic" style:font-size-complex="13pt"/>
    </style:style>
    <style:style style:name="T97" style:parent-style-name="Policepardéfaut" style:family="text">
      <style:text-properties fo:font-style="italic" style:font-style-asian="italic" style:font-style-complex="italic" style:font-size-complex="13pt"/>
    </style:style>
    <style:style style:name="T98" style:parent-style-name="Policepardéfaut" style:family="text">
      <style:text-properties fo:font-style="italic" style:font-style-asian="italic" style:font-style-complex="italic" style:font-size-complex="13pt"/>
    </style:style>
    <style:style style:name="T99" style:parent-style-name="Policepardéfaut" style:family="text">
      <style:text-properties fo:font-style="italic" style:font-style-asian="italic" style:font-style-complex="italic" style:font-size-complex="13pt"/>
    </style:style>
    <style:style style:name="T100" style:parent-style-name="Policepardéfaut" style:family="text">
      <style:text-properties fo:font-style="italic" style:font-style-asian="italic" style:font-style-complex="italic" style:font-size-complex="13pt"/>
    </style:style>
    <style:style style:name="T101" style:parent-style-name="Policepardéfaut" style:family="text">
      <style:text-properties fo:font-style="italic" style:font-style-asian="italic" style:font-style-complex="italic" style:font-size-complex="13pt"/>
    </style:style>
    <style:style style:name="T102" style:parent-style-name="Policepardéfaut" style:family="text">
      <style:text-properties fo:font-size="14pt" style:font-size-asian="14pt" style:font-size-complex="14pt"/>
    </style:style>
    <style:style style:name="T103" style:parent-style-name="Policepardéfaut" style:family="text">
      <style:text-properties fo:font-style="italic" style:font-style-asian="italic" style:font-style-complex="italic" style:font-size-complex="13pt"/>
    </style:style>
    <style:style style:name="P104" style:parent-style-name="byline" style:family="paragraph">
      <style:text-properties fo:font-style="italic" style:font-style-asian="italic"/>
    </style:style>
    <style:style style:name="T105" style:parent-style-name="Policepardéfaut" style:family="text">
      <style:text-properties style:font-weight-complex="bold"/>
    </style:style>
    <style:style style:name="P106" style:parent-style-name="byline" style:family="paragraph">
      <style:text-properties fo:font-style="italic" style:font-style-asian="italic"/>
    </style:style>
    <style:style style:name="T107" style:parent-style-name="Appelnotedebasdep." style:family="text">
      <style:text-properties fo:font-size="16pt" style:font-size-asian="16pt" style:font-size-complex="16pt"/>
    </style:style>
    <style:style style:name="T108" style:parent-style-name="Policepardéfaut" style:family="text">
      <style:text-properties style:text-position="super 66.6%"/>
    </style:style>
    <style:style style:name="T109" style:parent-style-name="Policepardéfaut" style:family="text">
      <style:text-properties style:font-style-complex="italic"/>
    </style:style>
    <style:style style:name="T110" style:parent-style-name="Policepardéfaut" style:family="text">
      <style:text-properties fo:font-variant="normal"/>
    </style:style>
    <style:style style:name="T111" style:parent-style-name="Appelnotedebasdep." style:family="text">
      <style:text-properties fo:font-variant="normal"/>
    </style:style>
    <style:style style:name="T112" style:parent-style-name="Policepardéfaut" style:family="text">
      <style:text-properties fo:font-variant="normal"/>
    </style:style>
    <style:style style:name="T113" style:parent-style-name="Policepardéfaut" style:family="text">
      <style:text-properties fo:font-variant="normal"/>
    </style:style>
    <style:style style:name="T114" style:parent-style-name="Policepardéfaut" style:family="text">
      <style:text-properties fo:font-variant="normal"/>
    </style:style>
    <style:style style:name="T115" style:parent-style-name="Appelnotedebasdep." style:family="text">
      <style:text-properties fo:font-variant="normal"/>
    </style:style>
    <style:style style:name="T116" style:parent-style-name="Policepardéfaut" style:family="text">
      <style:text-properties fo:font-variant="normal"/>
    </style:style>
    <style:style style:name="T117" style:parent-style-name="Appelnotedebasdep." style:family="text">
      <style:text-properties fo:font-variant="normal"/>
    </style:style>
    <style:style style:name="T118" style:parent-style-name="Policepardéfaut" style:family="text">
      <style:text-properties fo:font-variant="normal"/>
    </style:style>
    <style:style style:name="T119" style:parent-style-name="Policepardéfaut" style:family="text">
      <style:text-properties fo:font-variant="normal"/>
    </style:style>
    <style:style style:name="T120" style:parent-style-name="Policepardéfaut" style:family="text">
      <style:text-properties fo:font-variant="normal"/>
    </style:style>
    <style:style style:name="T121" style:parent-style-name="Policepardéfaut" style:family="text">
      <style:text-properties fo:font-variant="normal"/>
    </style:style>
    <style:style style:name="T122" style:parent-style-name="Policepardéfaut" style:family="text">
      <style:text-properties fo:font-variant="normal"/>
    </style:style>
    <style:style style:name="T123" style:parent-style-name="Appelnotedebasdep." style:family="text">
      <style:text-properties fo:font-variant="normal"/>
    </style:style>
    <style:style style:name="T124" style:parent-style-name="Appelnotedebasdep." style:family="text">
      <style:text-properties fo:font-variant="normal"/>
    </style:style>
    <style:style style:name="P125" style:parent-style-name="byline" style:family="paragraph">
      <style:text-properties fo:font-style="italic" style:font-style-asian="italic"/>
    </style:style>
    <style:style style:name="T126" style:parent-style-name="Policepardéfaut" style:family="text">
      <style:text-properties style:text-position="super 63.6%"/>
    </style:style>
    <style:style style:name="T127" style:parent-style-name="Policepardéfaut" style:family="text">
      <style:text-properties fo:font-style="italic" style:font-style-asian="italic"/>
    </style:style>
    <style:style style:name="T128" style:parent-style-name="Policepardéfaut" style:family="text">
      <style:text-properties fo:font-style="italic" style:font-style-asian="italic"/>
    </style:style>
    <style:style style:name="T129" style:parent-style-name="Policepardéfaut" style:family="text">
      <style:text-properties fo:font-style="italic" style:font-style-asian="italic"/>
    </style:style>
    <style:style style:name="T130" style:parent-style-name="Policepardéfaut" style:family="text">
      <style:text-properties fo:font-style="italic" style:font-style-asian="italic"/>
    </style:style>
    <style:style style:name="T131" style:parent-style-name="Policepardéfaut" style:family="text">
      <style:text-properties fo:font-style="italic" style:font-style-asian="italic"/>
    </style:style>
    <style:style style:name="T132" style:parent-style-name="quote.c" style:family="text">
      <style:text-properties fo:font-style="italic" style:font-style-asian="italic"/>
    </style:style>
    <style:style style:name="T133" style:parent-style-name="Policepardéfaut" style:family="text">
      <style:text-properties fo:font-style="italic" style:font-style-asian="italic" style:font-style-complex="italic" style:font-size-complex="13pt"/>
    </style:style>
    <style:style style:name="T134" style:parent-style-name="Policepardéfaut" style:family="text">
      <style:text-properties style:font-style-complex="italic" style:font-size-complex="13pt"/>
    </style:style>
    <style:style style:name="T135" style:parent-style-name="Policepardéfaut" style:family="text">
      <style:text-properties fo:font-variant="small-caps"/>
    </style:style>
    <style:style style:name="T136" style:parent-style-name="Policepardéfaut" style:family="text">
      <style:text-properties fo:font-size="10pt" style:font-size-asian="10pt"/>
    </style:style>
    <style:style style:name="T137" style:parent-style-name="Policepardéfaut" style:family="text">
      <style:text-properties fo:font-variant="small-caps"/>
    </style:style>
    <style:style style:name="T138" style:parent-style-name="Policepardéfaut" style:family="text">
      <style:text-properties fo:font-size="10pt" style:font-size-asian="10pt"/>
    </style:style>
    <style:style style:name="T139" style:parent-style-name="Policepardéfaut" style:family="text">
      <style:text-properties fo:font-style="italic" style:font-style-asian="italic"/>
    </style:style>
    <style:style style:name="T140" style:parent-style-name="Policepardéfaut" style:family="text">
      <style:text-properties fo:font-style="italic" style:font-style-asian="italic"/>
    </style:style>
    <style:style style:name="T141" style:parent-style-name="Policepardéfaut" style:family="text">
      <style:text-properties fo:font-style="italic" style:font-style-asian="italic"/>
    </style:style>
    <style:style style:name="T142" style:parent-style-name="Policepardéfaut" style:family="text">
      <style:text-properties fo:font-style="italic" style:font-style-asian="italic" style:font-size-complex="11pt"/>
    </style:style>
    <style:style style:name="T143" style:parent-style-name="Policepardéfaut" style:family="text">
      <style:text-properties fo:font-style="italic" style:font-style-asian="italic"/>
    </style:style>
    <style:style style:name="T144" style:parent-style-name="Policepardéfaut" style:family="text">
      <style:text-properties fo:font-style="italic" style:font-style-asian="italic" style:font-size-complex="11pt"/>
    </style:style>
    <style:style style:name="T145" style:parent-style-name="Policepardéfaut" style:family="text">
      <style:text-properties fo:font-style="italic" style:font-style-asian="italic"/>
    </style:style>
    <style:style style:name="T146" style:parent-style-name="Policepardéfaut" style:family="text">
      <style:text-properties fo:font-style="italic" style:font-style-asian="italic"/>
    </style:style>
    <style:style style:name="T147" style:parent-style-name="Policepardéfaut" style:family="text">
      <style:text-properties fo:font-style="italic" style:font-style-asian="italic" style:font-size-complex="11pt"/>
    </style:style>
    <style:style style:name="P148" style:parent-style-name="quote.l" style:family="paragraph">
      <style:text-properties fo:font-style="italic" style:font-style-asian="italic"/>
    </style:style>
    <style:style style:name="T149" style:parent-style-name="Policepardéfaut" style:family="text">
      <style:text-properties style:font-style-complex="italic" style:font-size-complex="13pt"/>
    </style:style>
    <style:style style:name="T150" style:parent-style-name="Policepardéfaut" style:family="text">
      <style:text-properties fo:font-style="italic" style:font-style-asian="italic" style:font-style-complex="italic" style:font-size-complex="13pt"/>
    </style:style>
    <style:style style:name="T151" style:parent-style-name="Policepardéfaut" style:family="text">
      <style:text-properties style:font-style-complex="italic" style:font-size-complex="13pt"/>
    </style:style>
    <style:style style:name="T152" style:parent-style-name="Policepardéfaut" style:family="text">
      <style:text-properties fo:font-style="italic" style:font-style-asian="italic" style:font-style-complex="italic" style:font-size-complex="13pt"/>
    </style:style>
    <style:style style:name="T153" style:parent-style-name="Policepardéfaut" style:family="text">
      <style:text-properties fo:font-style="italic" style:font-style-asian="italic" style:font-style-complex="italic" style:font-size-complex="13pt"/>
    </style:style>
    <style:style style:name="P154" style:parent-style-name="quote.l" style:family="paragraph">
      <style:text-properties fo:font-style="italic" style:font-style-asian="italic"/>
    </style:style>
    <style:style style:name="P155" style:parent-style-name="quote.l" style:family="paragraph">
      <style:text-properties fo:font-style="italic" style:font-style-asian="italic"/>
    </style:style>
    <style:style style:name="P156" style:parent-style-name="quote.l" style:family="paragraph">
      <style:text-properties fo:font-style="italic" style:font-style-asian="italic"/>
    </style:style>
    <style:style style:name="P157" style:parent-style-name="quote.l" style:family="paragraph">
      <style:text-properties fo:font-style="italic" style:font-style-asian="italic"/>
    </style:style>
    <style:style style:name="P158" style:parent-style-name="quote.l" style:family="paragraph">
      <style:text-properties fo:font-style="italic" style:font-style-asian="italic"/>
    </style:style>
    <style:style style:name="T159" style:parent-style-name="quote.c" style:family="text">
      <style:text-properties style:font-size-complex="12pt"/>
    </style:style>
    <style:style style:name="T160" style:parent-style-name="quote.c" style:family="text">
      <style:text-properties style:font-size-complex="12pt"/>
    </style:style>
    <style:style style:name="T161" style:parent-style-name="quote.c" style:family="text">
      <style:text-properties style:font-size-complex="12pt"/>
    </style:style>
    <style:style style:name="T162" style:parent-style-name="quote.c" style:family="text">
      <style:text-properties style:font-size-complex="12pt"/>
    </style:style>
    <style:style style:name="T163" style:parent-style-name="quote.c" style:family="text">
      <style:text-properties style:font-size-complex="12pt"/>
    </style:style>
    <style:style style:name="T164" style:parent-style-name="quote.c" style:family="text">
      <style:text-properties style:font-size-complex="12pt"/>
    </style:style>
    <style:style style:name="T165" style:parent-style-name="quote.c" style:family="text">
      <style:text-properties style:font-size-complex="12pt"/>
    </style:style>
    <style:style style:name="T166" style:parent-style-name="quote.c" style:family="text">
      <style:text-properties style:font-size-complex="12pt"/>
    </style:style>
    <style:style style:name="T167" style:parent-style-name="quote.c" style:family="text">
      <style:text-properties style:font-size-complex="12pt"/>
    </style:style>
    <style:style style:name="T168" style:parent-style-name="quote.c" style:family="text">
      <style:text-properties style:font-size-complex="12pt"/>
    </style:style>
    <style:style style:name="T169" style:parent-style-name="quote.c" style:family="text">
      <style:text-properties style:font-size-complex="12pt"/>
    </style:style>
    <style:style style:name="T170" style:parent-style-name="quote.c" style:family="text">
      <style:text-properties style:font-size-complex="12pt"/>
    </style:style>
    <style:style style:name="T171" style:parent-style-name="quote.c" style:family="text">
      <style:text-properties style:font-size-complex="12pt"/>
    </style:style>
    <style:style style:name="T172" style:parent-style-name="quote.c" style:family="text">
      <style:text-properties style:font-size-complex="12pt"/>
    </style:style>
    <style:style style:name="T173" style:parent-style-name="quote.c" style:family="text">
      <style:text-properties style:font-size-complex="12pt"/>
    </style:style>
    <style:style style:name="T174" style:parent-style-name="quote.c" style:family="text">
      <style:text-properties style:font-size-complex="12pt"/>
    </style:style>
    <style:style style:name="T175" style:parent-style-name="Policepardéfaut" style:family="text">
      <style:text-properties style:font-size-complex="12pt"/>
    </style:style>
    <style:style style:name="T176" style:parent-style-name="Policepardéfaut" style:family="text">
      <style:text-properties style:font-size-complex="12pt"/>
    </style:style>
    <style:style style:name="T177" style:parent-style-name="Policepardéfaut" style:family="text">
      <style:text-properties style:font-size-complex="12pt"/>
    </style:style>
    <style:style style:name="T178" style:parent-style-name="Policepardéfaut" style:family="text">
      <style:text-properties style:font-size-complex="12pt"/>
    </style:style>
    <style:style style:name="T179" style:parent-style-name="Policepardéfaut" style:family="text">
      <style:text-properties style:font-size-complex="12pt"/>
    </style:style>
    <style:style style:name="T180" style:parent-style-name="Policepardéfaut" style:family="text">
      <style:text-properties style:font-size-complex="12pt"/>
    </style:style>
    <style:style style:name="T181" style:parent-style-name="Policepardéfaut" style:family="text">
      <style:text-properties style:font-size-complex="12pt"/>
    </style:style>
    <style:style style:name="T182" style:parent-style-name="Policepardéfaut" style:family="text">
      <style:text-properties style:font-size-complex="12pt"/>
    </style:style>
    <style:style style:name="T183" style:parent-style-name="Policepardéfaut" style:family="text">
      <style:text-properties style:font-size-complex="12pt"/>
    </style:style>
    <style:style style:name="T184" style:parent-style-name="Policepardéfaut" style:family="text">
      <style:text-properties style:font-style-complex="italic" style:font-size-complex="13pt"/>
    </style:style>
    <style:style style:name="T185" style:parent-style-name="Policepardéfaut" style:family="text">
      <style:text-properties style:font-style-complex="italic" style:font-size-complex="13pt"/>
    </style:style>
    <style:style style:name="T186" style:parent-style-name="Policepardéfaut" style:family="text">
      <style:text-properties style:font-style-complex="italic" style:font-size-complex="13pt"/>
    </style:style>
    <style:style style:name="T187" style:parent-style-name="Policepardéfaut" style:family="text">
      <style:text-properties style:text-position="super 65%"/>
    </style:style>
    <style:style style:name="T188" style:parent-style-name="Policepardéfaut" style:family="text">
      <style:text-properties fo:font-variant="small-caps"/>
    </style:style>
    <style:style style:name="T189" style:parent-style-name="Policepardéfaut" style:family="text">
      <style:text-properties style:font-style-complex="italic" style:font-size-complex="13pt"/>
    </style:style>
    <style:style style:name="T190" style:parent-style-name="Policepardéfaut" style:family="text">
      <style:text-properties fo:font-style="italic" style:font-style-asian="italic" style:font-style-complex="italic" style:font-size-complex="13pt"/>
    </style:style>
    <style:style style:name="T191" style:parent-style-name="Policepardéfaut" style:family="text">
      <style:text-properties fo:font-style="italic" style:font-style-asian="italic" style:font-style-complex="italic" style:font-size-complex="13pt"/>
    </style:style>
    <style:style style:name="T192" style:parent-style-name="Policepardéfaut" style:family="text">
      <style:text-properties fo:font-style="italic" style:font-style-asian="italic" style:font-style-complex="italic" style:font-size-complex="13pt"/>
    </style:style>
    <style:style style:name="T193" style:parent-style-name="Policepardéfaut" style:family="text">
      <style:text-properties style:font-size-complex="12pt"/>
    </style:style>
    <style:style style:name="T194" style:parent-style-name="Policepardéfaut" style:family="text">
      <style:text-properties style:font-size-complex="12pt"/>
    </style:style>
    <style:style style:name="T195" style:parent-style-name="Policepardéfaut" style:family="text">
      <style:text-properties style:font-size-complex="12pt"/>
    </style:style>
    <style:style style:name="T196" style:parent-style-name="Policepardéfaut" style:family="text">
      <style:text-properties style:font-size-complex="12pt"/>
    </style:style>
    <style:style style:name="T197" style:parent-style-name="Policepardéfaut" style:family="text">
      <style:text-properties style:font-size-complex="12pt"/>
    </style:style>
    <style:style style:name="T198" style:parent-style-name="Policepardéfaut" style:family="text">
      <style:text-properties style:font-size-complex="12pt"/>
    </style:style>
    <style:style style:name="T199" style:parent-style-name="Policepardéfaut" style:family="text">
      <style:text-properties style:font-size-complex="12pt"/>
    </style:style>
    <style:style style:name="T200" style:parent-style-name="Policepardéfaut" style:family="text">
      <style:text-properties style:font-size-complex="12pt"/>
    </style:style>
    <style:style style:name="T201" style:parent-style-name="Policepardéfaut" style:family="text">
      <style:text-properties style:font-size-complex="12pt"/>
    </style:style>
    <style:style style:name="T202" style:parent-style-name="Policepardéfaut" style:family="text">
      <style:text-properties style:font-size-complex="12pt"/>
    </style:style>
    <style:style style:name="T203" style:parent-style-name="Policepardéfaut" style:family="text">
      <style:text-properties style:font-size-complex="12pt"/>
    </style:style>
    <style:style style:name="T204" style:parent-style-name="Policepardéfaut" style:family="text">
      <style:text-properties style:font-size-complex="12pt"/>
    </style:style>
    <style:style style:name="T205" style:parent-style-name="Policepardéfaut" style:family="text">
      <style:text-properties style:font-size-complex="12pt"/>
    </style:style>
    <style:style style:name="T206" style:parent-style-name="Policepardéfaut" style:family="text">
      <style:text-properties style:font-size-complex="12pt"/>
    </style:style>
    <style:style style:name="T207" style:parent-style-name="Policepardéfaut" style:family="text">
      <style:text-properties style:font-style-complex="italic" style:font-size-complex="12pt"/>
    </style:style>
    <style:style style:name="T208" style:parent-style-name="Policepardéfaut" style:family="text">
      <style:text-properties style:font-size-complex="12pt"/>
    </style:style>
    <style:style style:name="T209" style:parent-style-name="Policepardéfaut" style:family="text">
      <style:text-properties style:font-style-complex="italic" style:font-size-complex="12pt"/>
    </style:style>
    <style:style style:name="T210" style:parent-style-name="Policepardéfaut" style:family="text">
      <style:text-properties style:font-size-complex="12pt"/>
    </style:style>
    <style:style style:name="T211" style:parent-style-name="Policepardéfaut" style:family="text">
      <style:text-properties style:font-size-complex="12pt"/>
    </style:style>
    <style:style style:name="T212" style:parent-style-name="Policepardéfaut" style:family="text">
      <style:text-properties style:font-size-complex="12pt"/>
    </style:style>
    <style:style style:name="T213" style:parent-style-name="Policepardéfaut" style:family="text">
      <style:text-properties style:font-size-complex="12pt"/>
    </style:style>
    <style:style style:name="T214" style:parent-style-name="Policepardéfaut" style:family="text">
      <style:text-properties style:font-size-complex="12pt"/>
    </style:style>
    <style:style style:name="T215" style:parent-style-name="Policepardéfaut" style:family="text">
      <style:text-properties style:font-size-complex="12pt"/>
    </style:style>
    <style:style style:name="T216" style:parent-style-name="Policepardéfaut" style:family="text">
      <style:text-properties fo:font-style="italic" style:font-style-asian="italic" style:font-style-complex="italic" style:font-size-complex="13pt"/>
    </style:style>
    <style:style style:name="P217" style:parent-style-name="dateline" style:family="paragraph">
      <style:text-properties fo:font-style="italic" style:font-style-asian="italic"/>
    </style:style>
    <style:style style:name="T218" style:parent-style-name="Policepardéfaut" style:family="text">
      <style:text-properties fo:font-style="italic" style:font-style-asian="italic"/>
    </style:style>
  </office:automatic-styles>
  <office:body>
    <office:text text:use-soft-page-breaks="true">
      <text:p text:style-name="P1">title : Articles de<text:s/><text:span text:style-name="T2">La Plume</text:span>, année 1896</text:p>
      <text:p text:style-name="P3"><text:span text:style-name="T4">creator :<text:s/></text:span>Louis de Saint-Jacques</text:p>
      <text:p text:style-name="P5">copyeditor : Éric Thiébaud (OCR, XML-TEI)</text:p>
      <text:p text:style-name="P6">publisher : Sorbonne Université, LABEX OBVIL</text:p>
      <text:p text:style-name="P7">issued : 2018</text:p>
      <text:p text:style-name="P8">idno : http ://obvil.paris-sorbonne.fr/corpus/critique/saint-jacques_articles-plume_1896</text:p>
      <text:p text:style-name="P9">source : Louis de Saint-Jacques, articles parus dans<text:s/><text:span text:style-name="title">La Plume</text:span>, année 1896 :<text:s/>« Adolphe Retté. À propos de<text:s/><text:span text:style-name="T10">la Forêt bruissante</text:span><text:s/>et des critiques que l’on en fit »,<text:s/><text:span text:style-name="T11">La Plume : littéraire, artistique et sociale</text:span>, 8<text:span text:style-name="T12">e</text:span> année, n<text:span text:style-name="T13">o</text:span> 173, 1<text:span text:style-name="T14">er</text:span><text:s/>juillet 1896, p. 515-518 (<text:a xlink:href="https://gallica.bnf.fr/ark:/12148/bpt6k156001/f538" office:target-frame-name="_top" xlink:show="replace"><text:span text:style-name="T15">Gallica</text:span></text:a>) ; « Poésies retrouvées » (Leconte de Lisle), n<text:span text:style-name="T16">o</text:span> 176, 15 août 1896, p. 575-576 (<text:a xlink:href="https://gallica.bnf.fr/ark:/12148/bpt6k156001/f598" office:target-frame-name="_top" xlink:show="replace"><text:span text:style-name="T17">Gallica</text:span></text:a>) ; « Pour Jules Laforgue », n<text:span text:style-name="T18">o</text:span> 177, 1<text:span text:style-name="T19">er</text:span> septembre 1896, p. 588-590 (<text:a xlink:href="https://gallica.bnf.fr/ark:/12148/bpt6k156001/f611" office:target-frame-name="_top" xlink:show="replace"><text:span text:style-name="T20">Gallica</text:span></text:a>).</text:p>
      <text:p text:style-name="P21">created : 1896</text:p>
      <text:p text:style-name="P22">language : fre</text:p>
      <text:h text:style-name="Titre1" text:outline-level="1"><text:span text:style-name="pb">[p.<text:s/></text:span><text:span text:style-name="pb">515</text:span><text:span text:style-name="pb">]<text:s/></text:span>Adolphe Retté. À propos de<text:s/><text:span text:style-name="title">la Forêt bruissante</text:span><text:s/>et des critiques que l’on en fit</text:h>
      <text:p text:style-name="dateline">1<text:span text:style-name="T23">er</text:span><text:s/>juillet 1896.</text:p>
      <text:p text:style-name="Corpsdetexte">Il y a plusieurs sortes de critiques ; il ne devrait y en avoir qu’une seule : la critique de bonne foi. Si je parle de M. Retté et de<text:s/><text:span text:style-name="title">la Forêt bruissante</text:span>, je voudrais que l’on me crût sincère, de même que je voudrais bien admettre la sincérité de tous ceux qui en ont parlé. Tel est mon double vœu et tel est l’aphorisme qui le précède, et je prie ceux qui daigneront me lire d’aller jusqu’à s’en souvenir.</text:p>
      <text:p text:style-name="Corpsdetexte">Je suppose un homme. Depuis longues années, il a combattu à l’avant-garde de cette<text:s/><text:span text:style-name="T24">jeune</text:span><text:s/>littérature qui triomphe maintenant de la<text:s/><text:span text:style-name="T25">vieille</text:span>. Depuis longues années aussi, il avait annoncé un livre, un poème. Maintenant qu’il possède la notoriété et qu’il a, justement, le droit de se croire quelque valeur, il publie son œuvre : qu’arrivera-t-il ? Ceux-là mêmes qui dès la première heure luttèrent à côté de lui, feindront d’ignorer son existence ; ou, s’ils signalent son poème, ce sera pour le dénigrer ; quant aux tard-venus ils répandront un peu de bave, n’ayant pas seulement la force d’en déverser beaucoup. Si cette histoire n’était pas vraie, elle serait simplement bête. L’appliquant à M. Retté, M. Vielé-Griffin<text:span text:style-name="Appelnotedebasdep."><text:note text:note-class="footnote" text:id="_ftn0"><text:note-citation>1</text:note-citation><text:note-body><text:p text:style-name="Notedebasdepage"><text:s/>[NdE] Orthographié Viélé-Griffin.</text:p></text:note-body></text:note></text:span>, qui parla de<text:s/><text:span text:style-name="T26">la Forêt bruissante</text:span><text:s/>dans le<text:s/><text:span text:style-name="title">Mercure</text:span>, le critique de l’<text:span text:style-name="title">Ermitage</text:span><text:s/>qui en déparla<text:span text:style-name="Appelnotedebasdep."><text:note text:note-class="footnote" text:id="_ftn1"><text:note-citation>2</text:note-citation><text:note-body><text:p text:style-name="Notedebasdepage"><text:s/><text:span text:style-name="title">Mercure de France</text:span><text:s/>et<text:s/><text:span text:style-name="title">Ermitage</text:span><text:s/>de Juin 1896.</text:p></text:note-body></text:note></text:span>, et les sournois qui s’astreignirent au rôle de muets volontaires et n’en soufflèrent mot, manquèrent aux règles de la justice et furent<text:s/><text:soft-page-break/>particulièrement ridicules. Vis-à-vis des silencieux je garderai le silence. Quant à l’esthète de l’<text:span text:style-name="title">Ermitage,</text:span><text:s/>l’insuffisance de sa critique ne vaut pas qu’on s’y arrête. Seul, M. Vielé-Griffin est inexcusable, et, comme il ne manque pas d’intelligence, je suis bien sûr qu<text:span text:style-name="T27">’</text:span><text:span text:style-name="T28">il sait pourquoi</text:span>.</text:p>
      <text:p text:style-name="Corpsdetexte">Lorsqu’en 1889, M. Retté publiait<text:s/><text:span text:style-name="title">Les Cloches en la Nuit</text:span><text:span text:style-name="T29">,<text:s/></text:span>recueil de vers médiocres comme il le disait lui-même naguère, dans ce volume de début il annonçait un grand nombre d’autres ouvrages ; j’en ai revu par curiosité la liste, j’y ai trouvé<text:s/><text:span text:style-name="title">La Forêt bruissante</text:span>, et j’ai pu remarquer que de tous ces livres à paraître celui-là est à cette heure, en 1896, c’est-à-dire sept ans après, le seul dont le projet ait été réalisé. Il me semble que ce fait mérite quelque attention. Il me semble permis d’induire d’une telle constance que M. Retté attache à son poème une certaine importance. Il me semble enfin raisonnable de prétendre que s’il l’a si longtemps<text:s/><text:span text:style-name="T30">porté</text:span><text:s/>dans sa cervelle, on doit l’examiner et le discuter sérieusement ; sinon, vaut-il mieux encore ne pas en parler du tout. M. Griffin,<text:s/><text:span text:style-name="T31">volontairement</text:span>, ne l’a pas compris. Rendant compte<text:s/><text:span text:style-name="T32">d</text:span><text:span text:style-name="T33">’</text:span><text:span text:style-name="title">Une belle dame<text:s/></text:span><text:span text:style-name="T34">passa,<text:s/></text:span>il disait en 1893 :<text:s/><text:span text:style-name="quote.c">« </text:span><text:span text:style-name="quote.c">M. </text:span><text:span text:style-name="quote.c">Retté est sans doute un homme et un homme primesautier, brusque dans l</text:span><text:span text:style-name="quote.c">’</text:span><text:span text:style-name="quote.c">allure et l</text:span><text:span text:style-name="quote.c">’</text:span><text:span text:style-name="quote.c">affirmation, voilà tout</text:span><text:span text:style-name="Appelnotedebasdep."><text:note text:note-class="footnote" text:id="_ftn2"><text:note-citation>3</text:note-citation><text:note-body><text:p text:style-name="Notedebasdepage"><text:s/><text:span text:style-name="title">Entretiens politiques et littéraires</text:span>, tome VI, n<text:span text:style-name="T35">o</text:span> 45, année 1893, page 53.</text:p></text:note-body></text:note></text:span><text:span text:style-name="quote.c">. »</text:span><text:s/>En 1896, signalant<text:s/><text:span text:style-name="title">La Forêt bruissante,</text:span><text:s/>il dira encore de M. Retté qu’il est un homme primesautier. Le caractère primesautier attribué à M. Retté, en cette occasion surtout me paraît tout à fait étrange. D’ordinaire le primesautier réalise aussitôt qu’il conçoit ; la gestation de l’idée, chez lui, n’existe presque pas. Pour<text:s/><text:span text:style-name="title">la Forêt bruissante</text:span><text:span text:style-name="T36">,</text:span><text:s/>elle a duré sept ans ! Je regrette que M. Griffin n’ait pas<text:s/><text:span text:style-name="T37">voulu</text:span><text:s/>s’en apercevoir : il fut vraiment en cette circonstance par trop primesautier lui-même.</text:p>
      <text:p text:style-name="Corpsdetexte">Une œuvre mûrie si longtemps ne saurait invariablement rester dans les limites de la conception primitive. M. Griffin a négligé ce point de vue. Je crois cependant qu’il intéresse. Pour moi, le sujet de<text:s/><text:span text:style-name="title">la Forêt bruissante</text:span><text:s/>me paraît avoir évolué selon une triple phase qu’il me plairait assez d’indiquer par des dates, non pas pour les préciser mais pour en faciliter l’exposition. En 1889, à l’époque des<text:s/><text:span text:style-name="title">Cloches en la Nuit</text:span>, M. Retté wagnérisait et n’était pas encore libertaire. Hanté par le<text:s/><text:span text:style-name="T38">Waldweben</text:span><text:s/>(<text:span text:style-name="stage.c">Siegfried</text:span>, Acte <text:span text:style-name="T39">ii</text:span>), il dut sans doute concevoir un poème purement symphonique à descriptions<text:s/><text:span text:style-name="T40">musicalement</text:span><text:s/>poétiques, sorte d’hymne panthéistique et de chant à la Nature,<text:s/><text:span text:style-name="T41">transposition</text:span><text:s/>verbale de la symphonie Wagnérienne, célébration de la Forêt selon le premier sens tant soit peu<text:s/><text:span text:style-name="T42">en décor</text:span><text:s/>qu’il donnait à ce mot. En 1896, la musique n’est plus pour lui toute la vie ; absorbé qu’il est par les idées sociales, il entrevoit la<text:s/><text:span text:style-name="title">Forêt</text:span><text:s/>sous un nouvel aspect, et dans l’<text:span text:style-name="title">Archipel en fleurs</text:span><text:s/>elle lui apparaît comme<text:s/><text:soft-page-break/>l’Éden terrestre atteint après de périlleux périples, l’Arcadie des bonheurs<text:s/><text:span text:style-name="T43">concertés</text:span><text:span text:style-name="Appelnotedebasdep."><text:note text:note-class="footnote" text:id="_ftn3"><text:note-citation>4</text:note-citation><text:note-body><text:p text:style-name="quote.l"><text:s/><text:span text:style-name="T44">L</text:span><text:span text:style-name="T45">’</text:span><text:span text:style-name="T46">avenir nous promet des victoires nouvelles</text:span></text:p><text:p text:style-name="P47">……………………………………………………</text:p><text:p text:style-name="P48">Car nous avons oui, parmi l’ombre et les rêves</text:p><text:p text:style-name="P49">La Forêt bruissante au fond de l’horizon.</text:p><text:p text:style-name="bibl"><text:span text:style-name="title">L’Archipel en Fleurs</text:span>,<text:s/><text:span text:style-name="T50">in fine</text:span><text:span text:style-name="T51">.</text:span></text:p></text:note-body></text:note></text:span>.</text:p>
      <text:p text:style-name="Corpsdetexte">Enfin en 1896, par un revirement total, la Forêt s’oppose au contraire à cette terre merveilleuse, et elle est devenue, dans l’esprit du poète, l’obstacle qu’il faut non seulement franchir mais encore anéantir, si l’on veut parvenir aux régions fortunées :</text:p>
      <text:p text:style-name="P52">Je suis l’Illusion, la Crainte, la Chimère,</text:p>
      <text:p text:style-name="P53">Je suis la région où règnent les fantômes.</text:p>
      <text:p text:style-name="P54">    (La Forêt bruissante, le dire de la Forêt)</text:p>
      <text:p text:style-name="Corpsdetexte"><text:span text:style-name="pb">[p.<text:s/></text:span><text:span text:style-name="pb">516</text:span><text:span text:style-name="pb">]<text:s/></text:span>Que penser de ces métamorphoses successives de l’idée originelle ? Peut-on dire qu’elles se refusent à toute interprétation ? Je les explique facilement par l’évolution intellectuelle de M. Retté lui-même qui, de 1889 à 1896, parti de la contemplation pure, s’est développé jusqu’à l’action. C’est même cette célébration de l’action qui établit quelque différence entre la<text:s/><text:span text:style-name="title">Forêt bruissante</text:span><text:span text:style-name="T55"><text:s/></text:span>et l’<text:span text:style-name="title">Archipel en fleurs.</text:span><text:s/>Dans l’<text:span text:style-name="title">Archipel en fleurs</text:span>, l’homme n’agit pas précisément. Une suite d’expériences, d’<text:span text:style-name="T56">écoles</text:span><text:span text:style-name="T57">,<text:s/></text:span>se présentent à lui, et c’est en les<text:s/><text:span text:style-name="T58">subissant</text:span>, les unes après les autres qu’il parvient à l’affranchissement intégral. Après chaque mirage, il reconnaît s’être trompé. Ainsi successivement il se délivre de ses illusions et peu à peu se réalise en quelque sorte<text:s/><text:span text:style-name="T59">malgré</text:span><text:s/>lui. Dans<text:s/><text:span text:style-name="title">la Forêt bruissante</text:span><text:span text:style-name="T60">,<text:s/></text:span>la thèse est bien différente : l’homme<text:s/><text:span text:style-name="T61">veut</text:span><text:s/>s’affranchir de tout ce qui l’entrave et parvient à se sauver<text:s/><text:span text:style-name="T62">malgré les autres</text:span><text:span text:style-name="T63">.</text:span><text:s/>Il affronte consciemment la lutte, et il arrive à la victoire parce que sa volonté, comme son esprit, était<text:s/><text:span text:style-name="T64">simple</text:span>, n’ayant jamais tendu que vers ce but<text:s/><text:span text:style-name="T65">unique</text:span> : son salut. Par suite, loin de se répéter, les deux œuvres se complètent l’une par l’autre, en ce sens que toutes deux nous présentent le même objectif : notre propre libération. Chacune d’elles nous indique une façon différente d’y atteindre. Mais ces deux voies exigent la même vertu (<text:span text:style-name="T66">virtus</text:span>, force) : la bonne volonté.</text:p>
      <text:p text:style-name="Corpsdetexte">À un autre point de vue, les deux dates extrêmes, 1889 et 1896, sont encore importantes; L’une marque les débuts de M. Retté dans le vers libre : l’autre, la pleine maîtrise du poète dans cet art. Influencé d’abord par de troubles métaphysiciens, il a tôt fait de se libérer d’une<text:s/><text:soft-page-break/>formule outrancière et confuse. Tandis que M. Vielé-Griffin, à force de briser le rythme<text:span text:style-name="Appelnotedebasdep."><text:note text:note-class="footnote" text:id="_ftn4"><text:note-citation>5</text:note-citation><text:note-body><text:p text:style-name="Notedebasdepage"><text:s/>[NdE] Orthographié rhythme.</text:p></text:note-body></text:note></text:span>, finit par le faire disparaître ou se heurte à des raideurs désagréablement britanniques, et que, hésitant et flottant, le centaure de Régnier va et vient du Parnasse à la Belgique, talonné par le vain espoir de concilier tous les contraires, — Retté se rapproche de la clarté par des simplifications raisonnées et volontaires, jusqu’à ce qu’enfin son rythme s’épanouisse, conforme au génie de la race et, ce qui est mieux peut-être, à sa personnalité. Ainsi<text:s/><text:span text:style-name="title">La Forêt bruissante</text:span><text:s/>présente cette double caractéristique d’être une réalisation du vers libre et d’être une œuvre d’action.</text:p>
      <text:p text:style-name="Corpsdetexte">À la fin du poème nous rencontrons celtte indication :<text:s/><text:span text:style-name="T67">Guermantes, août 1894-octobre 1895</text:span><text:span text:style-name="T68">.<text:s/></text:span>Le travail de composition dura donc une année entière, loin des villes, en pleine campagne. Mon Dieu, que M. Retté est bizarrement primesautier, n’est ce pas, M. Vielé-Griffin ? Dans cette<text:s/><text:span text:style-name="title">Préface omise</text:span><text:s/>que<text:s/><text:span text:style-name="title">La Plume</text:span><text:s/>publia naguère<text:span text:style-name="Appelnotedebasdep."><text:note text:note-class="footnote" text:id="_ftn5"><text:note-citation>6</text:note-citation><text:note-body><text:p text:style-name="Notedebasdepage"><text:s/><text:span text:style-name="title">La Plume</text:span>, année 1896, page 204. [Repris dans<text:s/><text:span text:style-name="title">Aspects</text:span>, Paris, Bibliothèque artistique et littéraire, 1897, p. 47-50.]</text:p></text:note-body></text:note></text:span>, il déclare qu’il fut amené à user du vers libre<text:s/><text:span text:style-name="quote.c">« afin d</text:span><text:span text:style-name="quote.c">’</text:span><text:span text:style-name="quote.c">éviter la monotonie qui eût résulté de l</text:span><text:span text:style-name="quote.c">’</text:span><text:span text:style-name="quote.c">emploi exclusif de l</text:span><text:span text:style-name="quote.c">’</text:span><text:span text:style-name="quote.c">alexandrin »</text:span><text:s/>et de pouvoir par là<text:s/><text:span text:style-name="quote.c">« fixer le plus exactement possible les phrases lyriques de ses personnages selon le rythme adéquat aux mouvements de leur âme »</text:span>. En outre, appliquant au vers le procédé de Wagner en musique, il se sert de<text:s/><text:span text:style-name="quote.c">« rappels thématiques, pour obtenir plus de corrélation entre les diverses parties de son poème</text:span><text:span text:style-name="Appelnotedebasdep."><text:note text:note-class="footnote" text:id="_ftn6"><text:note-citation>7</text:note-citation><text:note-body><text:p text:style-name="Notedebasdepage"><text:s/>Ces rappels thématiques peuvent être retrouvés chez Homère dont l’Iliade et l’Odyssée fournissent non seulement des rappels d’épithètes (les épithètes dites homériques) mais encore des rappels de vers entiers.</text:p></text:note-body></text:note></text:span><text:span text:style-name="quote.c"> »</text:span>. Et grâce à cette forme, grâce à l’idée qu’il y développe,<text:s/><text:span text:style-name="quote.c">« il ose espérer qu</text:span><text:span text:style-name="quote.c">’</text:span><text:span text:style-name="quote.c">on y trouvera un peu de frisson de la vie »</text:span>.</text:p>
      <text:p text:style-name="Corpsdetexte">M. Retté ne s’est pas trompé. Son œuvre est admirablement vivante. Il ne se contente pas, comme M. Vielé-Griffin, de conseils vagues et d’encouragements inutiles. Il ne répète pas à satiété, comme ce dernier : La vie est belle, la vie est bonne, la vie est toute joie, vis toute la vie, etc., ce qui est d’une philosophie par trop enfantine et superficielle et correspond à ces chœurs héroïques où, pendant de longues minutes, les conjurés chantent « marchons ! marchons ! » et demeurent sur place. Plus simple et plus pratique, il nous montre un homme qui marche, et c’est Jacques Simple le berger en route vers Arcadie, c’est-à-dire vers son émancipation. Son voyage se fait à travers la forêt des mensonges<text:span text:style-name="Appelnotedebasdep."><text:note text:note-class="footnote" text:id="_ftn7"><text:note-citation>8</text:note-citation><text:note-body><text:p text:style-name="Notedebasdepage"><text:s/>Je ne fais qu<text:span text:style-name="T69">’</text:span><text:span text:style-name="T70">exposer</text:span><text:s/>les idées de M. Retté, Mais loin de les approuver je les déteste. — Toutefois, au contraire de M. Vielé-Griffin, ma désapprobation ne m’empêchera pas d’<text:span text:style-name="T71">examiner</text:span><text:s/>la Forêt bruissante.</text:p></text:note-body></text:note></text:span>. Il commence par se débarrasser de la peur, en s’emparant de la Science qui est la tête du Sphinx et en rejetant la foi que le Prêtre veut lui donner. Il augmente sa force en compatissant à la souffrance humaine qui lui fait connaître la véritable loi d’amour et en emmenant avec lui le Barbare, son<text:s/><text:soft-page-break/>frère aux libres instincts. C’est alors que ceux qui se servent des illusions pour dominer l’humanité, voyant en lui un danger, tentent de le séduire et, faute d’y être parvenus, cherchent à se débarrasser de sa gênante personne, Mais il demeure victorieux des mages, des rois, des riches, des poètes verbaux et des rhéteurs. Alors la Forêt des prestiges disparaît réduite en cendres, et il aborde enfin à la Terre Promise où son rêve d’humanité intégrale se réalise dans la joie. Tel est, brièvement résumé, le sujet de<text:s/><text:span text:style-name="title">la Forêt bruissante</text:span><text:span text:style-name="T72">.</text:span><text:s/>Mais ce qui fait de Jacques Simple une création bien personnelle du poète, c’est qu’il n’agit jamais en héros de légende, et que toujours il est un homme qui a des besoins comme nous et, comme nous aussi, des faiblesses. Il se décourage, il se reprend, il passe par ces mêmes alternatives que nous connaissons tous pour les avoir traversées.</text:p>
      <text:p text:style-name="Corpsdetexte">Par contre, que l’on voie les personnages mis en scène par nos poètes les plus notoires. Ceux-là inventent des êtres morts et insexués, des ombres de fantômes, et il se trouve que, sans s’occuper d’occultisme, ils n’ont guère créé que des larves<text:span text:style-name="Appelnotedebasdep."><text:note text:note-class="footnote" text:id="_ftn8"><text:note-citation>9</text:note-citation><text:note-body><text:p text:style-name="Notedebasdepage"><text:s/>Voir à ce propos un admirable exemple de sournoiserie dans le dénigrement rapporté dans le<text:s/><text:span text:style-name="title">Journal des Goncourt</text:span>, tome <text:span text:style-name="T73">ix</text:span>, page 197. Parlant de Paul Adam, H. de Régnier déclare tout simplement que chez l’auteur du<text:s/><text:span text:style-name="title">Mystère des foules</text:span>, l’occultisme prime la littérature ! C’est de la bonne et franche confraternité littéraire…</text:p></text:note-body></text:note></text:span>. Vivre ; tout est là, et tout le reste n’est que littérature !<text:s/><text:span text:style-name="quote.c">« Contribuer au labeur commun en créant de la vie à son image. Être un esprit libre, usant librement d</text:span><text:span text:style-name="quote.c">’</text:span><text:span text:style-name="quote.c">un moyen<text:s/></text:span><text:span text:style-name="pb">[p.<text:s/></text:span><text:span text:style-name="pb">517</text:span><text:span text:style-name="pb">]<text:s/></text:span><text:span text:style-name="quote.c">personnel d</text:span><text:span text:style-name="quote.c">’</text:span><text:span text:style-name="quote.c">expression, hormis toute tradition »</text:span><text:s/>tels étaient les principes que M. Retté formulait l’année dernière en tête de l’<text:span text:style-name="title">Archipel en fleurs</text:span><text:span text:style-name="T74">,<text:s/></text:span>et<text:s/><text:span text:style-name="title">la Forêt bruissante</text:span><text:s/>les réalise dans la forme et au fond. Je ne veux point faire de citations, car ceux qui aiment M. Retté ont déjà lu son poème, et ceux qui ne l’aiment pas, aussi. Quant aux indifférents, il serait fastidieux de me donner pour eux cette besogne. Du reste, je n’ai pas le temps de m’attarder à des phrases follement laudatives, je dois encore parler de M. Vielé-Griffin, tant sa critique de la<text:s/><text:span text:style-name="title">Forêt</text:span><text:s/>me paraît suggestive, malgré sa brièveté.</text:p>
      <text:p text:style-name="Corpsdetexte">Écoutez ! M. Vielé-Griffin n’admet pas que<text:s/><text:span text:style-name="quote.c">« de son talent de poète, M. Retté ait voulu faire une œuvre justicière »</text:span>, et gravement il se demande<text:s/><text:span text:style-name="quote.c">« </text:span><text:span text:style-name="quote.c">si la littérature peut<text:s/></text:span><text:span text:style-name="T75">servir</text:span><text:span text:style-name="quote.c"><text:s/>sans déchoir de son rôle sublimement social de profératrice de la beauté verbale, si l</text:span><text:span text:style-name="quote.c">’</text:span><text:span text:style-name="quote.c">émotion du beau n</text:span><text:span text:style-name="quote.c">’</text:span><text:span text:style-name="quote.c">enveloppe pas toute la prophétique gloire des avenirs (??), si la Vénus de Milo ne proclame pas, par-delà les laideurs quotidiennes, un dogme d</text:span><text:span text:style-name="quote.c">’</text:span><text:span text:style-name="quote.c">eurythmie humaine et d</text:span><text:span text:style-name="quote.c">’</text:span><text:span text:style-name="quote.c">espoir indéfectible »</text:span><text:s/>(??!!?) À mon tour, je demanderai à M. Vielé-Griffin comment il accorde ces théories si logomachiquement lumineuses avec cette autre affirmation qu’il a signée jadis dans les<text:s/><text:span text:style-name="title">Entretiens politiques et littéraires</text:span><text:s/>(tome <text:span text:style-name="T76">vi</text:span>, n<text:span text:style-name="T77">o</text:span> 39, année 1893, pages 246 et 247).<text:s/><text:span text:style-name="quote.c">« La Beauté suprême est la toute Perfection ; et si l</text:span><text:span text:style-name="quote.c">’</text:span><text:span text:style-name="quote.c">artiste spécialise, suivant son don, son<text:s/></text:span><text:soft-page-break/><text:span text:style-name="quote.c">œuvre de glorification vers l</text:span><text:span text:style-name="quote.c">’</text:span><text:span text:style-name="quote.c">idéal Beau, il ne déchoit ni ne déroge à son devoir, mais y persiste, à considérer et à proclamer, selon ses forces, l</text:span><text:span text:style-name="quote.c">’</text:span><text:span text:style-name="quote.c">idéal Juste et l</text:span><text:span text:style-name="quote.c">’</text:span><text:span text:style-name="quote.c">idéal Vrai… Certes, artistes, votre devoir est de persister en votre être, de le soustraire aux contingences amoindrissantes, de l</text:span><text:span text:style-name="quote.c">’</text:span><text:span text:style-name="quote.c">élever vers l</text:span><text:span text:style-name="quote.c">’</text:span><text:span text:style-name="quote.c">Absolu… Puisez dans la vaste solidarité de douleur qui vous enveloppe, la puissance de souffrir mieux et plus profondément pour atteindre à cette extrême angoisse, la haute joie. »</text:span><text:s/>M. Retté, lui, n’a pas écrit ces lignes ; il a fait mieux, étant plus sincère, il a vécu la doctrine et les idées qu’elles énonçaient. Il a vu la douleur humaine, comme le conseillait M. Vielé-Griffin, et il en a souffert ; selon les préceptes du même Vielé-Griffin, il a conçu un idéal de Joie fait de l’union indissoluble de la beauté, de la justice et de la vérité ; toujours selon M. Vielé-Griffin, il a résolu de lutter contre tous ceux qui s’opposaient à la réalisation de son idéal et qui tentaient de nuire à l’intégrité de son être. Et puisque dans<text:s/><text:span text:style-name="title">la Forêt bruissante</text:span>,<text:s/>« il a considéré et proclamé selon ses forces l’idéal Juste et l’idéal Vrai », il a ainsi « persisté dans son œuvre de glorification vers l’idéal Beau », et il s’est « élevé vers l’Absolu, en spécialisant suivant son don ».<text:s/>— Que deviennent alors les reproches actuels de M. Vielé-Griffin ? Et ne doit-on pas au contraire reprocher à celui-ci d’avoir perdu sa belle indépendance de caractère et de se créer des formules dont il devient l’esclave, lui qui criait bien haut il y a quelques années à peine, qu’on devait s’affranchir de toutes les écoles et que l’unique règle était d’œuvrer selon soi-même.</text:p>
      <text:p text:style-name="Corpsdetexte">Indépendamment de cette étrange palinodie, les reproches de M. Vielé-Griffin sont d’autant plus extraordinaires qu’évidemment<text:s/><text:span text:style-name="title">la Forêt bruissante</text:span><text:s/>n’est pas un cours de sociologie ainsi qu’il le prétend, et que pour la juger<text:s/><text:span text:style-name="T78">en tant que poème</text:span><text:span text:style-name="T79">,<text:s/></text:span>il n’y a nul besoin d’avoir lu et médité Bakounine et Jean Grave, de même que pour bien apprécier M. Vielé-Griffin, il est parfaitement inutile de posséder toutes les éthiques dont s’orne l’histoire de la philosophie. Je ne lui reprocherai jamais d’avoir essayé de mettre en vers l’art d’être heureux ou sa conception personnelle de la vie, toutes choses qu’on rencontre exposées et répétées presque sans cesse dans ses poèmes et qui touchent en somme à cette pauvre sociologie qu’il veut interdire au poète en général. Seulement, à mon avis, je crois qu’il faudrait une bonne fois s’entendre. Le<text:s/><text:span text:style-name="T80">poète</text:span><text:s/>est celui qui<text:s/><text:span text:style-name="T81">crée</text:span><text:span text:style-name="T82">.</text:span><text:s/>Il crée<text:s/><text:span text:style-name="T83">en informant une idée dans une matière</text:span>. Le résultat de cette<text:s/><text:span text:style-name="T84">information</text:span><text:s/>constitue<text:s/><text:span text:style-name="T85">l</text:span><text:span text:style-name="T86">’</text:span><text:span text:style-name="T87">œuvre</text:span>, quand les trois éléments qui la composent, idée, matière et forme, s’harmonisent ensemble. Si l’un des trois par hasard manque, l’œuvre n’est plus, parce qu’il n’y a plus alors qu’une création incomplète. Mais tant que cet examen n’aura pas été fait, l’impartialité exige que l’on réserve son jugement<text:span text:style-name="Appelnotedebasdep."><text:note text:note-class="footnote" text:id="_ftn9"><text:note-citation>10</text:note-citation><text:note-body><text:p text:style-name="Notedebasdepage"><text:s/>Ces idées devraient être développées pour être justifiées. Je les donne seulement ici comme les<text:s/><text:span text:style-name="T88">conclusions</text:span><text:s/>de raisonnements que le manque de place me met dans la nécessité de supprimer.</text:p></text:note-body></text:note></text:span>.</text:p>
      <text:soft-page-break/>
      <text:p text:style-name="Corpsdetexte">M. Vielé-Griffin n’a rien examiné et cependant s’est prononcé : il condamne<text:s/><text:span text:style-name="title">la Forêt bruissante</text:span>. Pour moi, j’ai préféré employer l’autre méthode. J’ai montré quelle était<text:s/><text:span text:style-name="T89">l</text:span><text:span text:style-name="T90">’</text:span><text:span text:style-name="T91">idée</text:span><text:s/>de<text:s/><text:span text:style-name="title">la Forêt bruissante</text:span><text:span text:style-name="T92">.</text:span><text:s/>J’ai indiqué quelle en était la<text:s/><text:span text:style-name="T93">matière</text:span>. J’ai fait voir selon quel mode<text:s/><text:span text:style-name="T94">l</text:span><text:span text:style-name="T95">’</text:span><text:span text:style-name="T96">information</text:span><text:s/>s’était produite. Et, pour moi du moins, il est résulté de cet examen que j’étais bien en face d’une œuvre conçue et réalisée par un poète, en face d’une<text:s/><text:span text:style-name="T97">œuvre poétique</text:span>, parce que cette œuvre était<text:s/><text:span text:style-name="T98">vivante</text:span><text:s/>et que<text:s/><text:span text:style-name="T99">la poésie en somme ne consiste qu</text:span><text:span text:style-name="T100">’</text:span><text:span text:style-name="T101">à créer de la vie</text:span>. Que l’idée soit sociale, scientifique, religieuse, érotique, peu nous importe. Il suffit de nous inquiéter de la façon dont elle a été rendue. C’est en se plaçant à ce point de vue, le seul vrai, que nous pourrons alors admirer<text:s/><text:span text:style-name="title">Salammbô</text:span>, tandis que M. Vielé-Griffin, s’il était logique avec lui-même, devrait la repousser en arguant de son incompétence en archéologie. De même, le<text:s/><text:span text:style-name="title">Satyre</text:span><text:s/>de Victor Hugo sera pour nous un splendide poème et ne devra pas être tel pour M. Vielé-Griffin à cause de tout le panthéisme qu’on y rencontre. Que resterait-il, à ce compte, des plus belles créations de la pensée ? Pas même les œuvres de M. Vielé-Griffin…</text:p>
      <text:p text:style-name="Corpsdetexte">Je me souviens, mon cher Retté, d’un tiède soir semé d’étoiles, que nous passâmes ensemble, aux bords de la Méditerranée, à deviser durant des heures sur la plage<text:span text:style-name="T102">,<text:s/></text:span>loin de la petite ville endormie. Trois ans se sont écoulés déjà, et cependant je me souviens encore, tant l’impression que je ressentis fut profonde, de quelques mots, d’une phrase très courte que vous dîtes alors dans le silence et dans la nuit, et c’est par elle qu’il me plaît de conclure. Vous m’avez dit :<text:s/><text:span text:style-name="quote.c">« Ils disent que je ne suis pas un artiste. C</text:span><text:span text:style-name="quote.c">’</text:span><text:span text:style-name="quote.c">est vrai : je ne suis qu</text:span><text:span text:style-name="quote.c">’</text:span><text:span text:style-name="quote.c">un poète. »</text:span><text:s/>Et vous eûtes un large rire accompagné d’un haussement d’épaules.</text:p>
      <text:p text:style-name="Corpsdetexte"><text:span text:style-name="pb">[p.<text:s/></text:span><text:span text:style-name="pb">518</text:span><text:span text:style-name="pb">]<text:s/></text:span>Et tandis que je songe à ceux qui ne<text:s/><text:span text:style-name="T103">veulent</text:span><text:s/>pas vous comprendre, votre rire d’autrefois me gagne ; je hausse à mon tour les épaules.</text:p>
      <text:p text:style-name="Corpsdetexte">Et je réponds maintenant à votre phrase d’il y a trois ans : « C’est vrai, ils ne sont que des artistes ! »</text:p>
      <text:p text:style-name="P104">LOUIS DE SAINT-JACQUES</text:p>
      <text:h text:style-name="Titre1" text:outline-level="1"><text:span text:style-name="pb">[p.<text:s/></text:span><text:span text:style-name="pb">575</text:span><text:span text:style-name="pb">]<text:s/></text:span>« Poésies retrouvées » (Leconte de Lisle)</text:h>
      <text:p text:style-name="dateline">15 août 1896.</text:p>
      <text:p text:style-name="Corpsdetexte"><text:bookmark-start text:name="bookmark5"/><text:bookmark-start text:name="bookmark13"/><text:bookmark-end text:name="bookmark5"/><text:bookmark-end text:name="bookmark13"/>Les cinq poésies de Leconte de Lisle que nous avons eu la curiosité de reproduire ne<text:s/><text:soft-page-break/>figurent que dans les premières éditions de ses poèmes et furent retranchées par lui de celles qui suivirent. Un pur souci d’artiste l’amena à les supprimer, car aisément on reconnaît qu’elles sont plus que médiocres soit au point de vue de la forme soit au point de vue de l’expression du sentiment. Néanmoins elles demeurent intéressantes par le fait même de leur suppression :<text:s/>celle-ci montre en effet le grand soin que mettait Leconte de Lisle à toujours améliorer son œuvre, et la préoccupation qu’il eut sans cesse de la rendre impersonnelle. Sous ces deux aspects, une étude comparative des diverses éditions<text:s/>de ses poèmes serait très<text:s/>instructive à plus d’un titre. Au début la plupart sont dédicacés, à la fin ces dédicaces disparaissent. À<text:s/>la fin également, l’orthographe<text:span text:style-name="Appelnotedebasdep."><text:note text:note-class="footnote" text:id="_ftn10"><text:note-citation>11</text:note-citation><text:note-body><text:p text:style-name="Notedebasdepage"><text:s/>[NdE] Orthographié ortographe.</text:p></text:note-body></text:note></text:span><text:s/>des noms propres change pour se rapprocher de l’orthographe originale. Certaines poésies, d’abord présentées sous une forme sont ensuite offertes<text:s/><text:span text:style-name="T105">sous<text:s/></text:span>une autre :<text:s/>ainsi,<text:s/><text:span text:style-name="title">Requies</text:span>, en tercets dans les éditions Dentu et Poulet-Malassis, paraît en sixains dans l’édition Lemerre, et les<text:s/><text:span text:style-name="title">Oiseaux de proie</text:span>, primitivement en sonnet, en dernier lieu sont donnés sans aucune division. Signalons enfin les variantes dans le corps même du vers, partie la plus importante de toutes les corrections et celle sur laquelle il convient surtout d’attirer l’attention. Ces changements, ces remplacements d’un mot par un autre ont pour but presque toujours d’accroître l’harmonie et ce<text:s/>sont eux qui prouvent le mieux le goût du poète. Il est donc à souhaiter qu’une édition critique les réunisse et que la librairie Lemerre fasse pour Leconte de<text:s/>Lisle ce que la maison Calmann-Lévy aurait dû faire pour Baudelaire et n’a malheureusement pas fait.</text:p>
      <text:p text:style-name="P106">LOUIS DE SAINT-JACQUES.</text:p>
      <text:h text:style-name="Titre2" text:outline-level="2"><text:bookmark-start text:name="bookmark14"/><text:bookmark-end text:name="bookmark14"/>[Poèmes]</text:h>
      <text:p text:style-name="label">SALINUM<text:span text:style-name="T107"><text:note text:note-class="footnote" text:id="_ftn11"><text:note-citation>12</text:note-citation><text:note-body><text:p text:style-name="Notedebasdepage"><text:s/>Ainsi à sa place dans l’édition Ducloux, 1852 : Poèmes antiques, XIII Études latines, XII Salinum.</text:p></text:note-body></text:note></text:span></text:p>
      <text:p text:style-name="quote.l">Il est doux<text:s/>de garder sur sa table frugale</text:p>
      <text:p text:style-name="quote.l">La salière antique, et d’aimer le sommeil,</text:p>
      <text:p text:style-name="quote.l">Et de ne fuir ni soi ni sa vie inégale,</text:p>
      <text:p text:style-name="quote.l">        En changeant toujours de soleil</text:p>
      <text:p text:style-name="quote.l">……………………………………………</text:p>
      <text:p text:style-name="Corpsdetexte">(Suivent les deux autres strophes conservées<text:s/>sous le même titre et sous le<text:s/>même n<text:span text:style-name="T108">o</text:span><text:s/>des<text:s/><text:span text:style-name="title">É</text:span><text:span text:style-name="title">tudes latines</text:span><text:span text:style-name="T109"><text:s/></text:span>dans les éditions postérieures.)</text:p>
      <text:soft-page-break/>
      <text:p text:style-name="ab">———</text:p>
      <text:p text:style-name="label"><text:bookmark-start text:name="bookmark15"/><text:bookmark-end text:name="bookmark15"/><text:span text:style-name="T110">Les bois, lavés par les rosées</text:span><text:span text:style-name="T111"><text:note text:note-class="footnote" text:id="_ftn12"><text:note-citation>13</text:note-citation><text:note-body><text:p text:style-name="Notedebasdepage"><text:s/>Poèmes et poésies, Dentu, 1855, XVII.</text:p></text:note-body></text:note></text:span></text:p>
      <text:p text:style-name="quote.l">Les bois, lavés par les rosées,</text:p>
      <text:p text:style-name="quote.l">Pleurent sur la mousse et le thym,</text:p>
      <text:p text:style-name="quote.l">Et bercent au vent incertain</text:p>
      <text:p text:style-name="quote.l">Leurs feuilles longtemps reposées,</text:p>
      <text:p text:style-name="quote.l">£</text:p>
      <text:p text:style-name="quote.l">Les fleurs que rougit le matin,</text:p>
      <text:p text:style-name="quote.l">Comme des urnes épuisées,</text:p>
      <text:p text:style-name="quote.l">Ouvrent leurs corolles rosées</text:p>
      <text:p text:style-name="quote.l">Où l’abeille fait son butin.</text:p>
      <text:p text:style-name="quote.l">£</text:p>
      <text:p text:style-name="quote.l">Mais qu’importent l’aube divine,</text:p>
      <text:p text:style-name="quote.l">La fleur qu’un rayon illumine,</text:p>
      <text:p text:style-name="quote.l">Les bois, l’abeille et le ciel bleu !</text:p>
      <text:p text:style-name="quote.l">£</text:p>
      <text:p text:style-name="quote.l">L’amour me consume et m’inonde,</text:p>
      <text:p text:style-name="quote.l">Et je presse, oublieux du monde.</text:p>
      <text:p text:style-name="quote.l">Tes pieds nus sous ma lèvre en feu !</text:p>
      <text:p text:style-name="ab"><text:bookmark-start text:name="bookmark16"/><text:bookmark-end text:name="bookmark16"/>———</text:p>
      <text:p text:style-name="label"><text:span text:style-name="T112">Tre fila d</text:span><text:span text:style-name="T113">’</text:span><text:span text:style-name="T114">oro</text:span><text:span text:style-name="T115"><text:note text:note-class="footnote" text:id="_ftn13"><text:note-citation>14</text:note-citation><text:note-body><text:p text:style-name="Notedebasdepage"><text:s/>id. XVIII, et page 274 dans l’édition Poulet-Malassis et de Broise de 1858.</text:p></text:note-body></text:note></text:span></text:p>
      <text:p text:style-name="quote.l">Là-bas, sur la mer, comme l’hirondelle,</text:p>
      <text:p text:style-name="quote.l">Je voudrais m’enfuir, et plus loin encor !</text:p>
      <text:p text:style-name="quote.l">Mais j’ai beau vouloir, puisque la cruelle</text:p>
      <text:p text:style-name="quote.l">A lié mon cœur avec trois fils d’or !</text:p>
      <text:p text:style-name="quote.l">£</text:p>
      <text:p text:style-name="quote.l">L’un est son regard, l’autre, son sourire,</text:p>
      <text:p text:style-name="quote.l">Le troisième, enfin, est sa lèvre en fleur ;</text:p>
      <text:p text:style-name="quote.l">Mais je l’aime trop, c’est un vrai martyre ;</text:p>
      <text:p text:style-name="quote.l">Avec trois fils d’or elle a pris mon cœur !</text:p>
      <text:p text:style-name="quote.l">£</text:p>
      <text:p text:style-name="quote.l"><text:span text:style-name="pb">[p.<text:s/></text:span><text:span text:style-name="pb">576</text:span><text:span text:style-name="pb">]<text:s/></text:span>Oh !<text:s/>si je pouvais dénouer ma chaîne !</text:p>
      <text:soft-page-break/>
      <text:p text:style-name="quote.l">Adieu, pleurs, tourments ; je prendrais l’essor.</text:p>
      <text:p text:style-name="quote.l">Mais non, non ! mieux vaut mourir à la peine</text:p>
      <text:p text:style-name="quote.l">Que de vous briser, ô mes trois fils d’or !</text:p>
      <text:p text:style-name="ab"><text:bookmark-start text:name="bookmark17"/><text:bookmark-end text:name="bookmark17"/>———</text:p>
      <text:p text:style-name="label"><text:span text:style-name="T116">Le Sacrifice</text:span><text:span text:style-name="T117"><text:note text:note-class="footnote" text:id="_ftn14"><text:note-citation>15</text:note-citation><text:note-body><text:p text:style-name="Notedebasdepage"><text:s/>ibid. XIX.</text:p></text:note-body></text:note></text:span></text:p>
      <text:p text:style-name="quote.l">Pour atteindre aux sommets dont la hauteur accable,</text:p>
      <text:p text:style-name="quote.l">Il faut que le pied saigne aux angles du rocher :</text:p>
      <text:p text:style-name="quote.l">Les dieux aiment le sang. Rien ne les peut toucher</text:p>
      <text:p text:style-name="quote.l">Que le supplice offert du juste ou du coupable.</text:p>
      <text:p text:style-name="quote.l">£</text:p>
      <text:p text:style-name="quote.l">C’est la rigide loi du monde périssable.</text:p>
      <text:p text:style-name="quote.l">Quand l’homme, un jour, du ciel voulut se rapprocher,</text:p>
      <text:p text:style-name="quote.l">L’holocauste sanglant fuma sur le bûcher,</text:p>
      <text:p text:style-name="quote.l">Et l’odeur en monta vers la nue implacable,</text:p>
      <text:p text:style-name="quote.l">£</text:p>
      <text:p text:style-name="quote.l">Nous n’avons plus de dieux, plus d’expiations ;</text:p>
      <text:p text:style-name="quote.l">Mais dans nos cœurs en proie aux sombres passions</text:p>
      <text:p text:style-name="quote.l">L’amère volupté de souffrir reste encore ;</text:p>
      <text:p text:style-name="quote.l">£</text:p>
      <text:p text:style-name="quote.l">Et je voudrais, victime et sacrificateur,</text:p>
      <text:p text:style-name="quote.l">Répandant à tes<text:s/>pieds amour, haine el douleur,</text:p>
      <text:p text:style-name="quote.l">Baigner de tout mon sang l’autel ou je t’adore !</text:p>
      <text:p text:style-name="ab"><text:bookmark-start text:name="bookmark18"/><text:bookmark-end text:name="bookmark18"/>———</text:p>
      <text:p text:style-name="label"><text:span text:style-name="T118">À</text:span><text:span text:style-name="T119"><text:s/>Mademoiselle<text:s/></text:span><text:span text:style-name="T120">M. </text:span><text:span text:style-name="T121">J. </text:span><text:span text:style-name="T122">D.</text:span><text:span text:style-name="T123"><text:s/></text:span><text:span text:style-name="T124"><text:note text:note-class="footnote" text:id="_ftn15"><text:note-citation>16</text:note-citation><text:note-body><text:p text:style-name="Notedebasdepage"><text:s/>ibid. XXVI.</text:p></text:note-body></text:note></text:span></text:p>
      <text:p text:style-name="quote.l">Toi, dont l’âme est à peine éclose,</text:p>
      <text:p text:style-name="quote.l">Ô<text:s/>chère petite aux doux yeux,</text:p>
      <text:p text:style-name="quote.l">Et dont la lèvre fine et rose</text:p>
      <text:p text:style-name="quote.l">Gazouille un rire harmonieux ;</text:p>
      <text:p text:style-name="quote.l">£</text:p>
      <text:p text:style-name="quote.l">Dont les larmes vite apaisées,</text:p>
      <text:p text:style-name="quote.l">Sur ta joue au pâle contour,</text:p>
      <text:p text:style-name="quote.l">Tarissent comme les rosées</text:p>
      <text:soft-page-break/>
      <text:p text:style-name="quote.l">Que boit le rayon d’or du jour ;</text:p>
      <text:p text:style-name="quote.l">£</text:p>
      <text:p text:style-name="quote.l">Et qui, le soir, paisible et frêle,</text:p>
      <text:p text:style-name="quote.l">Te couches dans ton bleu berceau</text:p>
      <text:p text:style-name="quote.l">Où tu t’endors, repliant l’aile,</text:p>
      <text:p text:style-name="quote.l">Comme ferait un jeune oiseau ;</text:p>
      <text:p text:style-name="quote.l">£</text:p>
      <text:p text:style-name="quote.l">Sous ta paupière mi-fermée</text:p>
      <text:p text:style-name="quote.l">Étincelle un rêve fleuri,</text:p>
      <text:p text:style-name="quote.l">Et ton haleine parfumée</text:p>
      <text:p text:style-name="quote.l">Sort d’un cœur où rien n’est tari.</text:p>
      <text:p text:style-name="quote.l">£</text:p>
      <text:p text:style-name="quote.l">Je t’aime et t’admire, ô jeune âme,</text:p>
      <text:p text:style-name="quote.l">Ô<text:s/>coupe qui n’a point de fiel,</text:p>
      <text:p text:style-name="quote.l">Blonde enfant qui deviendras femme,</text:p>
      <text:p text:style-name="quote.l">Pauvre ange qui perdras ton ciel !</text:p>
      <text:p text:style-name="P125">LECONTE DE LISLE.</text:p>
      <text:h text:style-name="Titre1" text:outline-level="1"><text:span text:style-name="pb">[p.<text:s/></text:span><text:span text:style-name="pb">588</text:span><text:span text:style-name="pb">]<text:s/></text:span>Pour Jules Laforgue</text:h>
      <text:p text:style-name="dateline">1<text:span text:style-name="T126">er</text:span> septembre 1896.</text:p>
      <text:p text:style-name="Corpsdetexte">D’un<text:s/>bruit qui me serait fâcheux s’il se<text:s/>répandait davantage, il résulte, m’a-t-on dit,<text:s/>que je n’existe pas. Des gens<text:s/><text:span text:style-name="T127">de bonne foi et bien intentionnés sans aucun doute</text:span>,<text:s/>ne voient en moi qu’un pseudonyme ; et parce que tout récemment et d’autres fois encore j’ai parlé de M. Retté avec franchise, étonnés de ce phénomène, ils me rangèrent incontinent parmi les ombres et les apparences, et, pour ces âmes<text:s/><text:span text:style-name="T128">naïves et sans astuce</text:span>,<text:s/>je suis le nom sous lequel l’auteur de la<text:s/><text:span text:style-name="title">Forêt bruissante</text:span><text:s/>se cache pour se glorifier plus commodément.<text:s/>Bien que cette supposition m’honore, comme elle est incompatible avec le caractère de celui qu’elle vise, je tiens à déclarer publiquement que mon existence n’est pas un mythe et qu’elle ne doit rien à M. Retté. Simplement, je suis, et je suis son ami. Et j’ai pensé que lorsque certains méconnaissaient les mérites et la signification de son œuvre, il était de mon devoir d’ami de<text:s/>prendre sa défense et de remettre les choses au point. Par contre, d’autres<text:s/><text:span text:style-name="T129">amis</text:span><text:s/>ont jugé que l’abandon était plus digne et que l’insulte et le mensonge valaient mieux. Non pas, certes, qu’ils fussent jaloux ou peut-être dépourvus de courage ; mais ils voulurent, je crois, montrer qu’ils savaient au besoin comprendre et pratiquer l’indépendance du cœur !<text:s/>Et, loin de<text:s/><text:soft-page-break/>m’affliger de ce qui parut alors un délaissement de leur part, je me réjouis de cette occasion qui m’a permis maintenant de me rendre compte de leur<text:s/><text:span text:style-name="T130">valeur</text:span>.</text:p>
      <text:p text:style-name="Corpsdetexte">Le même principe qui m’a fait prendre la défense de M. Retté et qui veut qu’un ami défende celui qu’il aime, m’amène tout naturellement à parler ici de Jules Laforgue à propos de l’inepte opuscule que M. Camille Mauclair osa écrire à son sujet<text:span text:style-name="Appelnotedebasdep."><text:note text:note-class="footnote" text:id="_ftn16"><text:note-citation>17</text:note-citation><text:note-body><text:p text:style-name="Notedebasdepage"><text:s/>Ce disant, je ne conteste pas à M. Mauclair la possibilité de faire des chefs-d’œuvre un jour ou l’autre. Je constate seulement que son<text:s/><text:span text:style-name="title">Essai</text:span><text:s/>est pitoyable. M. Remy<text:s/>de Gourmont partage mon sentiment, mais par une bienveillance excessive, il n’est pas allé jusqu’à cette franchise de l’écrire nettement : voyez<text:s/><text:span text:style-name="title">Mercure</text:span><text:s/>août 1896.</text:p></text:note-body></text:note></text:span>. Sous<text:s/>prétexte de le glorifier, il dénature son véritable caractère et accumule les plus monstrueuses contradictions. Ne voulant point me faire sur<text:s/>l’<text:span text:style-name="title">Essai</text:span><text:s/>de M. Mauclair une opinion de première lecture, j’ai pris la peine de rassembler les traits çà et là épars dans cette<text:s/>étude, afin de mieux vérifier si le portrait de l’auteur des<text:s/><text:span text:style-name="title">Complaintes</text:span><text:s/>résulterait de ce rapprochement. Sans esprit de dénigrement préconçu, je suis ainsi parvenu à une reconstitution extraordinaire, et l’arlequinade lamentable qui se cachait sous le lyrisme des phrases m’est alors clairement apparue. Quand M. Mauclair dit, page 88 :<text:s/><text:span text:style-name="quote.c">« </text:span><text:span text:style-name="quote.c">On ne peut jamais rien expliquer de ce que l</text:span><text:span text:style-name="quote.c">’on admire </text:span><text:span text:style-name="quote.c">; on ne</text:span><text:span text:style-name="quote.c"><text:s/>peut que raisonner tout autour </text:span><text:span text:style-name="quote.c">»</text:span>, je trouve qu’il dit bien, et cela me fait regretter davantage pour lui qu’il ait expliqué mal<text:s/>et qu’il ait raisonné de travers. Ce même sentiment qui lui fit écrire cette phrase, en ce moment même me gêne, car j’ai peur de m’exprimer d’une façon trop imparfaite, mais malgré toute mon insuffisance, je tiens à m’opposer à des louanges qui ne peuvent que nuire à mon ami.</text:p>
      <text:p text:style-name="Corpsdetexte">Car Jules Laforgue est mon ami, bien que je ne l’aie jamais vu. C’est en effet le mystérieux privilège des âmes exquises comme la sienne que, lorsque l’on s’est une fois approché d’elles, on s’attache à<text:s/>elles pour toujours. Il se peut que<text:s/>dans la suite nos idées se transforment au point de n’avoir plus rien de commun avec celles qui étaient les leurs, ces âmes cependant seront toujours les<text:s/>sœurs<text:s/>des nôtres parce qu’une fois nous aurons<text:s/><text:span text:style-name="T131">senti</text:span><text:s/>comme elles ; et il a suffi qu’un jour elles aient formulé nos rêves ou nos désirs, pour que désormais nous sympathisions avec elles et que notre mémoire leur garde un souvenir reconnaissant. Dans des amitiés de ce genre la littérature n’a rien à voir, et ces êtres exceptionnels n’auraient rien écrit qu’ils nous demeureraient aussi chers. On pourra admirer Victor Hugo, mais Victor Hugo ne sera l’ami de personne. Au contraire, il n’y a pas à admirer Jules Laforgue : on l’aime ou on ne l’aime pas, et c’est tout.</text:p>
      <text:p text:style-name="Corpsdetexte">Pourquoi donc l’aimons-nous ? D’après<text:s/>M. Mauclair, ce serait presque uniquement par ce qu’<text:span text:style-name="quote.c">«</text:span><text:span text:style-name="quote.c"> </text:span><text:span text:style-name="quote.c">il est le type même du moderne adoptant</text:span><text:span text:style-name="quote.c"><text:s/>une morale sentimentale </text:span><text:span text:style-name="quote.c">»</text:span><text:s/>(p. 38),<text:s/><text:span text:style-name="quote.c">« </text:span><text:span text:style-name="quote.c">Hamlet sur<text:s/></text:span><text:soft-page-break/><text:span text:style-name="quote.c">le boulevard </text:span><text:span text:style-name="quote.c">»</text:span><text:s/>(p. 43),<text:s/><text:span text:style-name="quote.c">« </text:span><text:span text:style-name="quote.c">Hamlet sans épée </text:span><text:span text:style-name="quote.c">»</text:span><text:s/>(p. 98),<text:s/><text:span text:style-name="quote.c">« </text:span><text:span text:style-name="quote.c">Parisien pensant </text:span><text:span text:style-name="quote.c">»</text:span><text:s/>(p. 38),<text:s/><text:span text:style-name="quote.c">« </text:span><text:span text:style-name="quote.c">parce qu</text:span><text:span text:style-name="quote.c">’il a l’</text:span><text:span text:style-name="quote.c">air d</text:span><text:span text:style-name="quote.c">’</text:span><text:span text:style-name="quote.c">un causeur</text:span><text:span text:style-name="quote.c"> »</text:span><text:s/>(p. 64), et surtout<text:s/><text:span text:style-name="quote.c">« </text:span><text:span text:style-name="quote.c">parce qu</text:span><text:span text:style-name="quote.c">’</text:span><text:span text:style-name="quote.c">il est<text:s/></text:span><text:span text:style-name="T132">notre</text:span><text:span text:style-name="quote.c"><text:s/></text:span><text:span text:style-name="quote.c">Novalis </text:span><text:span text:style-name="quote.c">»</text:span><text:s/>(p. 9) ! Faire de Jules Laforgue l’incarnation du modernisme me paraît une explication superficielle sinon incomplète ;<text:s/>mais faire de lui<text:s/><text:span text:style-name="T133">notre</text:span><text:s/>Novalis, cela stupéfie mon entendement. J’ai relu l’introduction que<text:s/>M. Maeterlinck a placée en tête des<text:s/><text:span text:style-name="title">Disciples à Saïs</text:span><text:span text:style-name="T134">,<text:s/></text:span>j’ai fait sur elle un travail analogue à celui que j’avais entrepris sur l’<text:span text:style-name="title">Essai</text:span><text:s/>de<text:s/>M. Mauclair, j’ai rétabli ainsi la figure de Novalis d’après<text:s/>M. Maeterlinck lui-même, avec succès cette fois-ci ;<text:s/>puis j’ai relu les<text:s/><text:span text:style-name="title">Discip</text:span><text:span text:style-name="title">l</text:span><text:span text:style-name="title">es</text:span><text:s/>et les<text:s/><text:span text:style-name="title">Fragments</text:span>, j’ai constaté que mes impressions ne différaient point de celles qu’avaient ressenties<text:s/>M. Maeterlinck, et, sûr alors de ne point m’égarer, j’ai rapproché mon jugement sur Novalis non seulement de celui que je m’étais formé sur Laforgue mais encore de celui de<text:s/>M. Mauclair et je me suis convaincu de la sorte qu’il n’y avait entre Novalis et Laforgue que ce seul rapport secondaire qu’ils étaient morts<text:s/>tous les deux avant trente ans ! Laforgue, il faut le répéter bien haut pour que l’erreur ne s’accrédite pas, n’a rien de commun<text:s/><text:span text:style-name="pb">[p.<text:s/></text:span><text:span text:style-name="pb">589</text:span><text:span text:style-name="pb">]<text:s/></text:span>avec Novalis. Comparez les<text:s/><text:span text:style-name="title">Notes</text:span><text:s/>de Laforgue avec le fragment du<text:s/><text:span text:style-name="title">Journal</text:span><text:s/>de Novalis<text:s/>cité par Maeterlinck à la page <text:span text:style-name="T135">xlv</text:span><text:span text:style-name="T136"><text:s/></text:span>de son Introduction. Cette épreuve, à elle seule, est décisive ;<text:s/>et jamais il ne viendra à l’esprit de personne qu’il puisse y avoir identité entre le jeune homme nerveux et sentimental qu’est l’auteur des<text:s/><text:span text:style-name="title">Complaintes</text:span><text:s/>et le petit étudiant philosophe, méthodique et content de lui même qu’est l’écrivain de ce journal.<text:s/>M. Maeterlinck dit de ce dernier page <text:span text:style-name="T137">xxv</text:span><text:span text:style-name="T138"> :</text:span><text:s/><text:span text:style-name="quote.c">« </text:span><text:span text:style-name="quote.c">On sent qu</text:span><text:span text:style-name="quote.c">’</text:span><text:span text:style-name="quote.c">il n</text:span><text:span text:style-name="quote.c">’</text:span><text:span text:style-name="quote.c">a point connu la douleur…</text:span><text:span text:style-name="quote.c"><text:s/>l</text:span><text:span text:style-name="quote.c">’</text:span><text:span text:style-name="quote.c">an</text:span><text:span text:style-name="quote.c">gélique optimisme de sa vie ne peut pas s</text:span><text:span text:style-name="quote.c">’</text:span><text:span text:style-name="quote.c">assombrir…</text:span><text:span text:style-name="quote.c"><text:s/>Il n</text:span><text:span text:style-name="quote.c">’</text:span><text:span text:style-name="quote.c">est pas triste et il n</text:span><text:span text:style-name="quote.c">’</text:span><text:span text:style-name="quote.c">est pas inquiet </text:span><text:span text:style-name="quote.c">»</text:span>, et un peu plus loin,<text:s/><text:span text:style-name="quote.c">« </text:span><text:span text:style-name="quote.c">il ne s</text:span><text:span text:style-name="quote.c">’</text:span><text:span text:style-name="quote.c">occupe pas de lui-même ni de rien qui soit assuré.<text:s/></text:span><text:span text:style-name="quote.c">Il vit dans l</text:span><text:span text:style-name="quote.c">e domaine des intentions erratiques et rien n</text:span><text:span text:style-name="quote.c">’</text:span><text:span text:style-name="quote.c">est p</text:span><text:span text:style-name="quote.c">lus ondoyant que sa philosophie</text:span><text:span text:style-name="quote.c"> »</text:span>.<text:s/>Qu’on essaye donc d’appliquer la moindre de ces appréciations à celui qui a crié ce désir désespéré :</text:p>
      <text:p text:style-name="quote.l"><text:span text:style-name="T139">Une place plus fraîche à l</text:span><text:span text:style-name="T140">’</text:span><text:span text:style-name="T141">oreiller des fièvres</text:span><text:span text:style-name="T142">,</text:span></text:p>
      <text:p text:style-name="quote.l"><text:span text:style-name="T143">Un mirage inédit au détour du chemin</text:span><text:span text:style-name="T144">,</text:span></text:p>
      <text:p text:style-name="quote.l"><text:span text:style-name="T145">Des rampement</text:span><text:span text:style-name="T146">s plus fous vers le bonheur des lèvres</text:span><text:span text:style-name="T147">,</text:span></text:p>
      <text:p text:style-name="P148">Et des opiums plus longs à rêver !</text:p>
      <text:p text:style-name="Corpsdetexte">Novalis aurait-il écrit ces deux pensées des<text:s/><text:span text:style-name="title">Dragées grises</text:span><text:span text:style-name="T149"> :</text:span><text:s/><text:span text:style-name="quote.c">« </text:span><text:span text:style-name="quote.c">Je croupis dans les usines du négatif. — </text:span><text:span text:style-name="quote.c">La vie est un amour de tête du néant (ou du moins c</text:span><text:span text:style-name="quote.c">ette idée me plaît à retourner). »</text:span><text:s/>Aurait-il songé à ces deux romans que nous trouvons projetés dans les<text:s/><text:span text:style-name="title">Notes</text:span><text:s/>sous ces titres, l’un :<text:s/><text:span text:style-name="T150">Mourir, Mourir</text:span><text:span text:style-name="T151">,<text:s/></text:span>et l’autre :<text:s/><text:span text:style-name="T152">Nihil, Nih</text:span><text:span text:style-name="T153">il</text:span> ?<text:s/>Aurait-il conclu ainsi des<text:s/><text:span text:style-name="title">Notes</text:span><text:s/>d’ailleurs toutes empreintes de tristesse :<text:s/><text:span text:style-name="quote.c">« </text:span><text:span text:style-name="quote.c">Donc je suis un malheureux, et ce n</text:span><text:span text:style-name="quote.c">’</text:span><text:span text:style-name="quote.c">est</text:span><text:span text:style-name="quote.c"><text:s/>ni ma faute<text:s/></text:span><text:soft-page-break/><text:span text:style-name="quote.c">ni celle de la vie </text:span><text:span text:style-name="quote.c">»</text:span> ? Et que d’autres citations analogues seraient â faire ! Laforgue, lui, est triste, si Novalis ne l’est pas, et cela suffît, pour qu’il ne puisse lui être comparé. Plus encore que dans ses œuvres, son âme se révèle dans les fragments posthumes qui nous furent donnés çà et là, et de cet ensemble d’ébauches et d’ouvrages achevés il se dégage cette impression que vraiment Laforgue ne pouvait pas vivre et qu’il était nécessairement voué à une mort prématurée. Il est mort, peut-on dire, victime de sa philosophie et de l’incompatibilité qu’il y avait entre elle et l’existence quotidienne ;<text:s/>il a succombé pour s’être inoculé à trop forte dose l’Inconscient. Car ce qui est admirable en lui, c’est qu’il fut constamment sincère. Il s’est trouvé écrasé<text:s/>entre son idéal et la réalité. Il<text:s/>ne s’est pas demandé si son idéal était peut-être impossible, mais il a cru en lui,<text:s/>et la réalité s’est vengée. Tout ce qu’a écrit Laforgue témoigne de ce drame moral ;<text:s/>c’est pourquoi on est<text:s/>pris envers lui d’une pitié profonde :<text:s/>il semble que c’est un enfant que l’on voudrait consoler. Sa doctrine que résume fort bien la<text:s/><text:span text:style-name="title">Note</text:span><text:s/>plus haut transcrite était la négation même du vouloir vivre et il lui fut si étroitement fidèle que vous ne trouverez rien chez lui qui la contredise :<text:s/>il accepta la vie, il ne la désira jamais. Et parce qu’il l’accepta, il ne se révolta pas contre elle. Il l’accueillit avec ce<text:s/><text:span text:style-name="quote.c">« </text:span><text:span text:style-name="quote.c">sourire de l</text:span><text:span text:style-name="quote.c">’</text:span><text:span text:style-name="quote.c">âme </text:span><text:span text:style-name="quote.c">»</text:span><text:s/>dont parle Maeterlinck. Et parce qu’il était bon, il la plaisanta doucement.</text:p>
      <text:p text:style-name="Corpsdetexte"><text:bookmark-start text:name="bookmark21"/><text:bookmark-end text:name="bookmark21"/>Voilà le secret de son ironie. Sa qualité particulière provient de ces deux éléments ;<text:s/>d’un côté une bonté native, de l’autre le dégoût du monde tel qu’il est. Cependant il ne lui reproche rien. Il se contente de sourire et tente sans brusquerie de lui faire entendre qu’il pourrait bien pourtant changer un peu. Pour être ami de Laforgue il s’agit uniquement de comprendre son sourire et je ne vois rien qui le définisse mieux que ces vers de l’incomparable Shelley :</text:p>
      <text:p text:style-name="P154">Nous regardons<text:s/>en ayant et en arrière de nous</text:p>
      <text:p text:style-name="P155">Et languissons du désir de ce qui n’est pas ;</text:p>
      <text:p text:style-name="P156">Notre rire le plus sincère</text:p>
      <text:p text:style-name="P157">Est lourd de quelque souffrance,</text:p>
      <text:p text:style-name="P158">Nos plus doux chants sont ceux qui disent nos plus mélancoliques pensées.</text:p>
      <text:p text:style-name="bibl">(<text:span text:style-name="title">À</text:span><text:span text:style-name="title"><text:s/>une Alouette</text:span>).</text:p>
      <text:p text:style-name="Corpsdetexte"><text:span text:style-name="T159">« Ah </text:span><text:span text:style-name="T160">! l</text:span><text:span text:style-name="T161">’</text:span><text:span text:style-name="T162">homme, dis-le-</text:span><text:span text:style-name="T163">moi, si tu le sais, l</text:span><text:span text:style-name="T164">’</text:span><text:span text:style-name="T165">hom</text:span><text:span text:style-name="T166">me, frêle jouet,<text:s/></text:span><text:span text:style-name="T167">gambadant suspendu au fil des<text:s/></text:span><text:span text:style-name="T168">passions, ne serait-il qu</text:span><text:span text:style-name="T169">’</text:span><text:span text:style-name="T170">un pantin qu</text:span><text:span text:style-name="T171">’</text:span><text:span text:style-name="T172">use la vie et que brise la mort</text:span><text:span text:style-name="T173"> ? </text:span><text:span text:style-name="T174">»</text:span><text:span text:style-name="T175"><text:s/>Cette interrogation désolante qu</text:span><text:span text:style-name="T176">’</text:span><text:span text:style-name="T177">Aloysius Bertrand adressait au statuaire David, il me semble qu</text:span><text:span text:style-name="T178">’</text:span><text:span text:style-name="T179">elle résume toutes les angoisses de Laforgue et sa conception de l</text:span><text:span text:style-name="T180">’</text:span><text:span text:style-name="T181">humanité. La littérature ne fut pour lui qu</text:span><text:span text:style-name="T182">’</text:span><text:span text:style-name="T183">un moyen de dorloter sa tristesse, et comme cette tristesse</text:span><text:s/>était toute philosophique, en nous disant qu’il était triste il nous révéla aussi pourquoi. Il ne nous parla guère jamais que de<text:s/><text:soft-page-break/>lui-même. Les<text:s/><text:span text:style-name="title">Complaintes</text:span><text:span text:style-name="T184">,<text:s/></text:span><text:span text:style-name="T185">l’</text:span><text:span text:style-name="title">Imitation</text:span><text:span text:style-name="T186">,</text:span><text:s/>les<text:s/><text:span text:style-name="title">Moralités</text:span>, c’est lui et toujours lui exprimé sous des formes différentes mais dont l’ensemble nous le montre dans son intégrité. Tandis que<text:s/>M. Mauclair prétend<text:s/><text:span text:style-name="quote.c">« </text:span><text:span text:style-name="quote.c">qu</text:span><text:span text:style-name="quote.c">’</text:span><text:span text:style-name="quote.c">il s</text:span><text:span text:style-name="quote.c">’</text:span><text:span text:style-name="quote.c">i</text:span><text:span text:style-name="quote.c">nquiétait peu de composer »</text:span><text:s/>(p. 50) et<text:s/><text:span text:style-name="quote.c">« </text:span><text:span text:style-name="quote.c">qu</text:span><text:span text:style-name="quote.c">’</text:span><text:span text:style-name="quote.c">il n</text:span><text:span text:style-name="quote.c">’</text:span><text:span text:style-name="quote.c">a pas été un homme de lettres </text:span><text:span text:style-name="quote.c">»</text:span><text:s/>(p. 95),<text:s/>M. Gustave Kahn soutient plus justement que la<text:s/>littérature fut toute sa vie<text:span text:style-name="Appelnotedebasdep."><text:note text:note-class="footnote" text:id="_ftn17"><text:note-citation>18</text:note-citation><text:note-body><text:p text:style-name="Notedebasdepage"><text:s/><text:span text:style-name="title">Revue Blanche</text:span>, 1<text:span text:style-name="T187">er</text:span> février 1896, page 122, tome <text:span text:style-name="T188">x</text:span>.</text:p></text:note-body></text:note></text:span>. Les papiers retrouvés après sa mort montreraient du reste suffisamment par les ratures et corrections dont ils étaient surchargés combien son goût était difficile, si lui-même n’avait écrit :<text:s/><text:span text:style-name="quote.c">« </text:span><text:span text:style-name="quote.c">On peut hardiment l</text:span><text:span text:style-name="quote.c">’</text:span><text:span text:style-name="quote.c">a</text:span><text:span text:style-name="quote.c">vouer</text:span><text:span text:style-name="quote.c"> :</text:span><text:span text:style-name="quote.c"><text:s/>une poésie n</text:span><text:span text:style-name="quote.c">’</text:span><text:span text:style-name="quote.c">est pas un sentiment que l</text:span><text:span text:style-name="quote.c">’</text:span><text:span text:style-name="quote.c">on communiqu</text:span><text:span text:style-name="quote.c">e tel que conçu avant la plume. </text:span><text:span text:style-name="quote.c">»</text:span><text:s/>Et son style, c’est lui-même encore<text:s/>avec toutes ses complexités,<text:s/><text:span text:style-name="quote.c">« </text:span><text:span text:style-name="quote.c">anomaliflore comme son encéphale</text:span><text:span text:style-name="Appelnotedebasdep."><text:note text:note-class="footnote" text:id="_ftn18"><text:note-citation>19</text:note-citation><text:note-body><text:p text:style-name="Notedebasdepage"><text:s/><text:span text:style-name="title">Imitation</text:span>,<text:s/><text:span text:style-name="title">Avis, je vous prie</text:span>.</text:p></text:note-body></text:note></text:span><text:span text:style-name="quote.c"> </text:span><text:span text:style-name="quote.c">»</text:span>. Il ne pouvait pas en avoir un autre :<text:s/>c’était le reflet exact de son âme.</text:p>
      <text:p text:style-name="Corpsdetexte">Mais ici je ne veux pas discuter des procédés littéraires. Il importait surtout de battre ce que je puis appeler les erreurs de<text:s/>M. Mauclair. Si l’on veut se rendre compte de ce que fut Laforgue, on n’a qu’à lire la pièce de<text:s/>l’<text:span text:style-name="title">Imitation</text:span><text:s/>qui s’intitule<text:s/><text:span text:style-name="title">Avis, je vous prie</text:span><text:span text:style-name="T189"> ;</text:span><text:s/>et si, à mon tour, je résume les quelques notes trop hâtives que je viens d’écrire, je dirai que Jules Laforgue est la personnification d’une crise, la crise intellectuelle et sentimentale par laquelle nous passons tous dès que nous arrivons à la jeunesse et prenons véritablement contact avec la vie. Jusqu’à cette époque nous ne vivons pas, nous acquérons simplement des idées théoriques, puis le moment survient où nous sommes jetés dans le monde avec toute notre inexpérience et toutes nos<text:s/><text:span text:style-name="pb">[p.<text:s/></text:span><text:span text:style-name="pb">590</text:span><text:span text:style-name="pb">]<text:s/></text:span>illusions.<text:s/>C’est alors que l’adaptation doit se produire ;<text:s/>si elle n’a pas lieu ou si seulement elle tarde, il y a crise. C’est cette<text:s/><text:span text:style-name="T190">crise d</text:span><text:span text:style-name="T191">’</text:span><text:span text:style-name="T192">adaptation</text:span><text:s/>qu’a subie Jules Laforgue et c’est pour n’en être pas sorti triomphant qu’il est mort. Mais son exemple, comme celui de l’infortuné Amiel, est profitable. Car sur l’esprit de ceux qui le lisent, il produit nécessairement une réaction. Laforgue nous montre que des crises de ce genre ne peuvent pas se prolonger sans danger, il nous pousse donc à les solutionner coûte que coûte, et tous ceux à qui il aura rendu cet inappréciable service devront l’aimer passionnément.</text:p>
      <text:p text:style-name="Corpsdetexte">Ce qui me fait croire que<text:s/>M. Mauclair s’illusionne quand il se dit l’ami de Jules Laforgue, c’est qu’il n’a parlé de lui qu’en rhéteur.<text:s/>M. Remy de Gourmont<text:s/>peut bien lui décerner le prix d’éloquence, je lui refuse celui de la sincérité dans l’émotion. Il a tout l’air de s’être livré à un redondant exercice de style, à la composition d’un<text:s/><text:span text:style-name="title">É</text:span><text:span text:style-name="title">loge</text:span>,<text:s/>cette forme de discours que l’on impose parfois en devoir au collège. Auparavant il s’était appliqué à nous présenter Mallarmé. Plus tard ce sera un autre, puis d’autres. Ainsi l’admiration de<text:s/>M. Mauclair<text:s/><text:span text:style-name="T193">avec une extrême<text:s/></text:span><text:soft-page-break/><text:span text:style-name="T194">souplesse sait concilier tous les contraires.<text:s/></text:span><text:span text:style-name="T195">M. </text:span><text:span text:style-name="T196">Mauclair admire mais il n</text:span><text:span text:style-name="T197">’</text:span><text:span text:style-name="T198">aime pas. Ceux qui aiment le plus Jules Laforgue sont ceux qui ont le moins écrit sur lui. Ils s</text:span><text:span text:style-name="T199">’</text:span><text:span text:style-name="T200">employèrent à honorer sa mémoire d</text:span><text:span text:style-name="T201">’</text:span><text:span text:style-name="T202">une façon plus touchante et plus utile</text:span><text:span text:style-name="T203"> :</text:span><text:span text:style-name="T204"><text:s/>ce sont</text:span><text:span text:style-name="T205"><text:s/>É</text:span><text:span text:style-name="T206">douard Dujardin qui édita les<text:s/></text:span><text:span text:style-name="title">Moralités</text:span><text:span text:style-name="T207"><text:s/></text:span><text:span text:style-name="T208">et les<text:s/></text:span><text:span text:style-name="title">Derniers vers</text:span><text:span text:style-name="T209">,<text:s/></text:span><text:span text:style-name="T210">Félix Fénéon qui se dévoua au déchiffrement de brouillons illisibles, ceux qui songèrent à sa sépulture, Jules Bois qui avec courage le cita à plusieurs reprises dans ses chroniques au<text:s/></text:span><text:span text:style-name="title">Courrier Français</text:span><text:span text:style-name="T211">, et tous les autres, les inconnus qui le lisent et le font lire. Et tous ceux-là feront plus pour la gloire de Laforgue que<text:s/></text:span><text:span text:style-name="T212">l’</text:span><text:span text:style-name="title">Essai</text:span><text:span text:style-name="T213"><text:s/>de<text:s/></text:span><text:span text:style-name="T214">M. </text:span><text:span text:style-name="T215">Mauclair.</text:span></text:p>
      <text:p text:style-name="Corpsdetexte">Car ceux-là ont bien compris qu’on parlait mal toutes les fois qu’on voulait parler de Laforgue. Si on leur demande pourquoi ils l’aiment, ils sauront seulement répondre qu’ils l’aiment parce qu’ils l’aiment. Et c’est vrai :<text:s/>il n’y a point d’autre raison à donner. Et maintenant plus encore qu’au début de cet article, je sens combien ce que je viens de dire est misérable et rend imparfaitement ma pensée. Mais je sais que je dois être excusé parce que c’est un sentiment de protestation qui m’a obligé d’écrire<text:s/><text:span text:style-name="T216">pour</text:span><text:s/>Laforgue et que j’ai écrit ces lignes le jour anniversaire de sa mort.</text:p>
      <text:p text:style-name="P217">20 août 1896.</text:p>
      <text:p text:style-name="signed"><text:span text:style-name="T218">LOUIS DE SAINT-JACQU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widows="0" fo:orphans="0" style:text-autospace="none" fo:margin-top="0.3333in" fo:margin-bottom="0.1666in" fo:line-height="100%"/>
      <style:text-properties style:font-name="Arial" style:font-name-asian="Times New Roman" style:font-name-complex="Times New Roman" fo:font-weight="bold" style:font-weight-asian="bold" style:font-weight-complex="bold" fo:font-size="22pt" style:font-size-asian="22pt" style:font-size-complex="14pt" style:language-asian="zh" style:country-asian="CN" fo:hyphenate="false"/>
    </style:style>
    <style:style style:name="Titre2" style:display-name="Titre 2" style:family="paragraph" style:parent-style-name="Normal" style:next-style-name="Normal" style:default-outline-level="2">
      <style:paragraph-properties fo:keep-with-next="always" fo:keep-together="always" fo:widows="0" fo:orphans="0" style:text-autospace="none" fo:margin-top="0.25in" fo:margin-bottom="0.1666in" fo:line-height="100%"/>
      <style:text-properties style:font-name="Arial" style:font-name-asian="Times New Roman" style:font-name-complex="Times New Roman" fo:font-weight="bold" style:font-weight-asian="bold" style:font-weight-complex="bold" fo:font-size="18pt" style:font-size-asian="18pt" style:font-size-complex="13pt" style:language-asian="zh" style:country-asian="CN" fo:hyphenate="false"/>
    </style:style>
    <style:style style:name="Titre3" style:display-name="Titre 3" style:family="paragraph" style:parent-style-name="Normal" style:next-style-name="Normal" style:default-outline-level="3">
      <style:paragraph-properties fo:keep-with-next="always" fo:keep-together="always" fo:widows="0" fo:orphans="0" style:text-autospace="none" fo:margin-top="0.1666in" fo:margin-bottom="0.1666in" fo:line-height="100%" fo:margin-left="0.3937in">
        <style:tab-stops/>
      </style:paragraph-properties>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asian="zh" style:country-asian="CN" fo:hyphenate="false"/>
    </style:style>
    <style:style style:name="Titre4" style:display-name="Titre 4" style:family="paragraph" style:parent-style-name="Normal" style:next-style-name="Corpsdetexte" style:default-outline-level="4">
      <style:paragraph-properties fo:keep-with-next="always" fo:widows="0" fo:orphans="0" fo:margin-bottom="0in" fo:line-height="100%" fo:margin-left="0.7875in">
        <style:tab-stops/>
      </style:paragraph-properties>
      <style:text-properties style:font-name="Arial" style:font-name-asian="HG Mincho Light J" style:font-name-complex="Arial Unicode MS" fo:font-weight="bold" style:font-weight-asian="bold" fo:font-size="14pt" style:font-size-asian="14pt" style:font-size-complex="14pt" style:language-asian="hi" style:country-asian="IN" style:language-complex="hi" style:country-complex="IN" fo:hyphenate="false"/>
    </style: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itre1Car" style:display-name="Titre 1 Car" style:family="text" style:parent-style-name="Policepardéfaut">
      <style:text-properties style:font-name="Arial" style:font-name-asian="Times New Roman" style:font-name-complex="Times New Roman" fo:font-weight="bold" style:font-weight-asian="bold" style:font-weight-complex="bold" fo:font-size="22pt" style:font-size-asian="22pt" style:font-size-complex="14pt" style:language-asian="zh" style:country-asian="CN"/>
    </style:style>
    <style:style style:name="Titre2Car" style:display-name="Titre 2 Car" style:family="text" style:parent-style-name="Policepardéfaut">
      <style:text-properties style:font-name="Arial" style:font-name-asian="Times New Roman" style:font-name-complex="Times New Roman" fo:font-weight="bold" style:font-weight-asian="bold" style:font-weight-complex="bold" fo:font-size="18pt" style:font-size-asian="18pt" style:font-size-complex="13pt" style:language-asian="zh" style:country-asian="CN"/>
    </style:style>
    <style:style style:name="Titre3Car" style:display-name="Titre 3 Car" style:family="text" style:parent-style-name="Policepardéfaut">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asian="zh" style:country-asian="CN"/>
    </style:style>
    <style:style style:name="Titre4Car" style:display-name="Titre 4 Car" style:family="text" style:parent-style-name="Policepardéfaut">
      <style:text-properties style:font-name="Arial" style:font-name-asian="HG Mincho Light J" style:font-name-complex="Arial Unicode MS" fo:font-weight="bold" style:font-weight-asian="bold" fo:font-size="14pt" style:font-size-asian="14pt" style:font-size-complex="14pt" style:language-asian="hi" style:country-asian="IN" style:language-complex="hi" style:country-complex="IN"/>
    </style:style>
    <style:style style:name="quote.c" style:display-name="&lt;quote.c&gt;" style:family="text" style:parent-style-name="Policepardéfaut">
      <style:text-properties style:use-window-font-color="true"/>
    </style:style>
    <style:style style:name="Corpsdetexte" style:display-name="Corps de texte" style:family="paragraph" style:parent-style-name="Normal">
      <style:paragraph-properties fo:widows="0" fo:orphans="0" style:text-autospace="none" fo:text-align="justify" fo:margin-bottom="0.0833in" fo:line-height="150%" fo:text-indent="0.1652in"/>
      <style:text-properties style:font-name="Times New Roman" style:font-name-asian="Times New Roman" style:font-name-complex="Times New Roman" fo:font-size="12pt" style:font-size-asian="12pt" style:font-size-complex="10pt" style:language-asian="zh" style:country-asian="CN" fo:hyphenate="false"/>
    </style:style>
    <style:style style:name="CorpsdetexteCar" style:display-name="Corps de texte Car" style:family="text" style:parent-style-name="Policepardéfaut">
      <style:text-properties style:font-name="Times New Roman" style:font-name-asian="Times New Roman" style:font-name-complex="Times New Roman" fo:font-size="12pt" style:font-size-asian="12pt" style:font-size-complex="10pt" style:language-asian="zh" style:country-asian="CN"/>
    </style:style>
    <style:style style:name="Notedebasdepage" style:display-name="Note de bas de page" style:family="paragraph" style:parent-style-name="Normal">
      <style:paragraph-properties fo:widows="0" fo:orphans="0" style:text-autospace="none" fo:text-align="justify" fo:margin-bottom="0in" fo:line-height="100%" fo:text-indent="0.1388in"/>
      <style:text-properties style:font-name="Times New Roman" style:font-name-asian="Times New Roman" style:font-name-complex="Times New Roman" fo:font-size="10pt" style:font-size-asian="10pt" style:font-size-complex="10pt" style:language-asian="zh" style:country-asian="CN" fo:hyphenate="false"/>
    </style:style>
    <style:style style:name="NotedebasdepageCar" style:display-name="Note de bas de page Car" style:family="text" style:parent-style-name="Policepardéfaut">
      <style:text-properties style:font-name="Times New Roman" style:font-name-asian="Times New Roman" style:font-name-complex="Times New Roman" fo:font-size="10pt" style:font-size-asian="10pt" style:font-size-complex="10pt" style:language-asian="zh" style:country-asian="CN"/>
    </style:style>
    <style:style style:name="postscript" style:display-name="&lt;postscript&gt;" style:family="paragraph" style:parent-style-name="Corpsdetexte">
      <style:paragraph-properties fo:text-indent="0in"/>
      <style:text-properties fo:hyphenate="false"/>
    </style:style>
    <style:style style:name="Contenudetableau" style:display-name="Contenu de tableau" style:family="paragraph" style:parent-style-name="Normal">
      <style:paragraph-properties fo:widows="0" fo:orphans="0" text:number-lines="false" style:text-autospace="none" fo:margin-bottom="0in" fo:line-height="100%"/>
      <style:text-properties style:font-name="Times New Roman" style:font-name-asian="Times New Roman" style:font-name-complex="Times New Roman" fo:font-size="12pt" style:font-size-asian="12pt" style:font-size-complex="10pt" fo:language="en" fo:country="US" style:language-asian="zh" style:country-asian="CN"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style:text-autospace="ideograph-alpha" fo:text-align="start" fo:margin-top="0.1666in" fo:margin-bottom="0.1666in" fo:margin-left="0.7437in" fo:text-indent="-0.1527in">
        <style:tab-stops/>
      </style:paragraph-properties>
      <style:text-properties style:font-name-asian="SimSun" fo:font-size="11pt" style:font-size-asian="11pt" style:font-size-complex="12pt" style:language-complex="hi" style:country-complex="IN" fo:hyphenate="false"/>
    </style:style>
    <style:style style:name="quote" style:display-name="&lt;quote&gt;" style:family="paragraph" style:parent-style-name="Corpsdetexte">
      <style:paragraph-properties style:text-autospace="ideograph-alpha" fo:margin-top="0.1666in" fo:margin-bottom="0.1666in" fo:margin-left="0.5909in" fo:text-indent="0.1534in">
        <style:tab-stops/>
      </style:paragraph-properties>
      <style:text-properties style:font-name-asian="SimSun" fo:font-size="11pt" style:font-size-asian="11pt" style:font-size-complex="12pt" style:language-complex="hi" style:country-complex="IN" fo:hyphenate="false"/>
    </style:style>
    <style:style style:name="argument" style:display-name="&lt;argument&gt;" style:family="paragraph">
      <style:paragraph-properties fo:text-align="justify" fo:margin-top="0.0833in" fo:margin-bottom="0.0833in" fo:line-height="100%" fo:margin-left="0.3937in" fo:margin-right="0.3937in">
        <style:tab-stops/>
      </style:paragraph-properties>
      <style:text-properties style:font-name="Times New Roman" style:font-name-asian="Times New Roman" style:font-name-complex="Times New Roman" fo:font-variant="small-caps" style:font-size-complex="12pt" style:language-asian="zh" style:country-asian="CN" fo:hyphenate="false"/>
    </style:style>
    <style:style style:name="signed" style:display-name="&lt;signed&gt;" style:family="paragraph">
      <style:paragraph-properties fo:text-align="end" fo:margin-top="0.0833in" fo:margin-bottom="0.0833in" fo:line-height="100%"/>
      <style:text-properties style:font-name="Times New Roman" style:font-name-asian="Times New Roman" style:font-name-complex="Times New Roman" style:font-size-complex="12pt" style:language-asian="zh" style:country-asian="CN" fo:hyphenate="false"/>
    </style:style>
    <style:style style:name="dateline" style:display-name="&lt;dateline&gt;" style:family="paragraph">
      <style:paragraph-properties fo:text-align="end" fo:margin-top="0.0833in" fo:margin-bottom="0.0833in" fo:line-height="100%"/>
      <style:text-properties style:font-name="Times New Roman" style:font-name-asian="Times New Roman" style:font-name-complex="Times New Roman" style:font-size-complex="12pt" style:language-asian="zh" style:country-asian="CN" fo:hyphenate="false"/>
    </style:style>
    <style:style style:name="salute" style:display-name="&lt;salute&gt;" style:family="paragraph" style:parent-style-name="Normal">
      <style:paragraph-properties fo:widows="0" fo:orphans="0" fo:text-align="justify" fo:margin-top="0.0833in" fo:margin-bottom="0.0833in" fo:line-height="100%" fo:margin-left="0.3937in" fo:text-indent="0.1666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epigraph" style:display-name="&lt;epigraph&gt;" style:family="paragraph">
      <style:paragraph-properties fo:text-align="justify" fo:margin-top="0.1666in" fo:margin-bottom="0.1666in" fo:line-height="100%" fo:margin-left="1.9687in">
        <style:tab-stops/>
      </style:paragraph-properties>
      <style:text-properties style:font-name="Times New Roman" style:font-name-asian="Times New Roman" style:font-name-complex="Times New Roman" style:language-asian="zh" style:country-asian="CN" fo:hyphenate="false"/>
    </style:style>
    <style:style style:name="stage" style:display-name="&lt;stage&gt;" style:family="paragraph" style:parent-style-name="Corpsdetexte">
      <style:paragraph-properties fo:text-indent="0in"/>
      <style:text-properties fo:font-style="italic" style:font-style-asian="italic" fo:hyphenate="false"/>
    </style:style>
    <style:style style:name="bibl" style:display-name="&lt;bibl&gt;" style:family="paragraph">
      <style:paragraph-properties fo:margin-bottom="0.0784in" style:line-height-at-least="0.0694in" fo:margin-left="1.1812in">
        <style:tab-stops/>
      </style:paragraph-properties>
      <style:text-properties style:font-name="Times New Roman" style:font-name-asian="Arial Unicode MS" style:font-name-complex="Arial Unicode MS" fo:font-size="10pt" style:font-size-asian="10pt" style:font-size-complex="12pt" style:language-asian="hi" style:country-asian="IN" style:language-complex="hi" style:country-complex="IN" fo:hyphenate="false"/>
    </style:style>
    <style:style style:name="byline" style:display-name="&lt;byline&gt;" style:family="paragraph">
      <style:paragraph-properties fo:text-align="end"/>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h1.sub" style:display-name="&lt;h1.sub&gt;" style:family="paragraph" style:parent-style-name="Titre1" style:next-style-name="Corpsdetexte" style:default-outline-level="1">
      <style:paragraph-properties fo:keep-together="auto" style:text-autospace="ideograph-alpha" fo:margin-top="0in"/>
      <style:text-properties style:font-name-asian="HG Mincho Light J" style:font-name-complex="Arial Unicode MS" fo:font-weight="normal" style:font-weight-asian="normal" fo:font-style="italic" style:font-style-asian="italic" fo:font-size="20pt" style:font-size-asian="20pt" style:font-size-complex="24pt" style:language-asian="hi" style:country-asian="IN" style:language-complex="hi" style:country-complex="IN" fo:hyphenate="false"/>
    </style:style>
    <style:style style:name="h2.sub" style:display-name="&lt;h2.sub&gt;" style:family="paragraph" style:parent-style-name="Titre2" style:default-outline-level="2">
      <style:paragraph-properties style:text-autospace="ideograph-alpha" fo:margin-top="0in" fo:line-height="120%">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6pt" style:font-size-asian="16pt" style:font-size-complex="14pt" style:language-asian="hi" style:country-asian="IN" style:language-complex="hi" style:country-complex="IN" fo:hyphenate="false"/>
    </style:style>
    <style:style style:name="h3.sub" style:display-name="&lt;h3.sub&gt;" style:family="paragraph" style:parent-style-name="Titre3" style:default-outline-level="3">
      <style:paragraph-properties style:text-autospace="ideograph-alpha" fo:margin-top="0in" fo:margin-bottom="0.0986in">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4pt" style:font-size-asian="14pt" style:font-size-complex="14pt" fo:language="fr" fo:country="FR" style:language-asian="hi" style:country-asian="IN" style:language-complex="hi" style:country-complex="IN" fo:hyphenate="false"/>
    </style:style>
    <style:style style:name="h4.sub" style:display-name="&lt;h4.sub&gt;" style:family="paragraph" style:parent-style-name="Titre4" style:next-style-name="Corpsdetexte" style:default-outline-level="4">
      <style:paragraph-properties fo:margin-bottom="0.1666in"/>
      <style:text-properties fo:font-weight="normal" style:font-weight-asian="normal" fo:font-style="italic" style:font-style-asian="italic" fo:font-size="12pt" style:font-size-asian="12pt" fo:hyphenate="false"/>
    </style:style>
    <style:style style:name="l" style:display-name="&lt;l&gt;" style:family="paragraph">
      <style:paragraph-properties fo:margin-bottom="0.0833in" fo:line-height="100%" fo:margin-left="0.3305in" fo:text-indent="-0.1652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Acte" style:display-name="Acte" style:family="paragraph" style:parent-style-name="Titre1" style:next-style-name="Corpsdetexte" style:default-outline-level="1">
      <style:paragraph-properties fo:keep-together="auto" style:text-autospace="ideograph-alpha" fo:text-align="center" fo:margin-top="0.1666in" fo:margin-bottom="0.1965in"/>
      <style:text-properties style:font-name="Thorndale" style:font-name-asian="HG Mincho Light J" style:font-name-complex="Arial Unicode MS" fo:font-size="24pt" style:font-size-asian="24pt" style:font-size-complex="24pt" style:language-asian="hi" style:country-asian="IN" style:language-complex="hi" style:country-complex="IN" fo:hyphenate="false"/>
    </style:style>
    <style:style style:name="Scène" style:display-name="Scène" style:family="paragraph" style:parent-style-name="Titre2" style:default-outline-level="2">
      <style:paragraph-properties style:text-autospace="ideograph-alpha"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font-size="17pt" style:font-size-asian="17pt" style:font-size-complex="14pt" style:language-asian="hi" style:country-asian="IN" style:language-complex="hi" style:country-complex="IN" fo:hyphenate="false"/>
    </style:style>
    <style:style style:name="pb" style:display-name="&lt;pb&gt;" style:family="text">
      <style:text-properties fo:color="#FF0000" style:text-position="sub 63.6%"/>
    </style:style>
    <style:style style:name="label" style:display-name="&lt;label&gt;" style:family="paragraph">
      <style:paragraph-properties fo:text-align="center"/>
      <style:text-properties style:font-name="Times New Roman" style:font-name-asian="Times New Roman" style:font-name-complex="Times New Roman"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fo:line-height="100%"/>
      <style:text-properties style:font-name="Times New Roman" style:font-name-asian="Times New Roman" style:font-name-complex="Times New Roman" style:font-weight-complex="bold" fo:font-size="14pt" style:font-size-asian="14pt" style:font-size-complex="14pt" style:language-asian="zh" style:country-asian="CN" fo:hyphenate="false"/>
    </style:style>
    <style:style style:name="noindent" style:display-name="&lt;noindent&gt;" style:family="paragraph" style:parent-style-name="Normal">
      <style:paragraph-properties fo:widows="0" fo:orphans="0" style:text-autospace="none" fo:text-align="justify" fo:margin-bottom="0.0833in" fo:line-height="150%"/>
      <style:text-properties style:font-name="Times New Roman" style:font-name-asian="Times New Roman" style:font-name-complex="Times New Roman" fo:font-size="12pt" style:font-size-asian="12pt" style:font-size-complex="10pt" fo:language="en" fo:country="US" style:language-asian="zh" style:country-asian="CN" fo:hyphenate="false"/>
    </style:style>
    <style:style style:name="speaker" style:display-name="&lt;speaker&gt;" style:family="paragraph" style:parent-style-name="stage">
      <style:paragraph-properties fo:text-align="center"/>
      <style:text-properties fo:font-style="normal" style:font-style-asian="normal" fo:hyphenate="false"/>
    </style:style>
    <style:style style:name="Appelnotedebasdep." style:display-name="Appel note de bas de p." style:family="text" style:parent-style-name="Policepardéfaut">
      <style:text-properties style:text-position="super 63.6%"/>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erm" style:display-name="term" style:family="paragraph" style:parent-style-name="Normal">
      <style:paragraph-properties style:vertical-align="baseline"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itle" style:display-name="&lt;title&gt;" style:family="text" style:parent-style-name="Policepardéfaut">
      <style:text-properties fo:font-style="italic" style:font-style-asian="italic"/>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er</meta:initial-creator>
    <dc:creator>LABEX</dc:creator>
    <meta:creation-date>2018-12-14T05:49:00Z</meta:creation-date>
    <dc:date>2018-12-14T05:49:00Z</dc:date>
    <meta:template xlink:href="Normal" xlink:type="simple"/>
    <meta:editing-cycles>2</meta:editing-cycles>
    <meta:editing-duration>PT60S</meta:editing-duration>
    <meta:document-statistic meta:page-count="16" meta:paragraph-count="72" meta:word-count="5550" meta:character-count="36009" meta:row-count="254" meta:non-whitespace-character-count="30531"/>
  </office:meta>
</office:document-meta>
</file>